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svg:stroke-color="#0000ff" draw:fill="none" draw:textarea-horizontal-align="center" draw:textarea-vertical-align="middle" fo:padding-top="0.15cm" fo:padding-bottom="0.15cm" fo:padding-left="0.275cm" fo:padding-right="0.275cm"/>
    </style:style>
    <style:style style:name="gr3" style:family="graphic" style:parent-style-name="standard">
      <style:graphic-properties draw:stroke="solid" svg:stroke-width="0cm" svg:stroke-color="#0000ff" draw:marker-start-width="0.2cm" draw:marker-end-width="0.2cm" draw:fill="none" draw:fill-color="#000000" draw:opacity="100%" draw:textarea-horizontal-align="center" draw:textarea-vertical-align="middle" fo:padding-top="0.125cm" fo:padding-bottom="0.125cm" fo:padding-left="0.25cm" fo:padding-right="0.25cm"/>
    </style:style>
    <style:style style:name="gr4" style:family="graphic" style:parent-style-name="standard">
      <style:graphic-properties svg:stroke-color="#0000ff" draw:fill="none" draw:textarea-horizontal-align="center" draw:textarea-vertical-align="middle"/>
    </style:style>
    <style:style style:name="gr5" style:family="graphic" style:parent-style-name="standard">
      <style:graphic-properties svg:stroke-width="0.051cm" svg:stroke-color="#0000ff" draw:marker-start-width="0.276cm" draw:marker-end-width="0.276cm" draw:fill="none" draw:textarea-horizontal-align="center" draw:textarea-vertical-align="middle" fo:padding-top="0.15cm" fo:padding-bottom="0.15cm" fo:padding-left="0.275cm" fo:padding-right="0.275cm"/>
    </style:style>
    <style:style style:name="gr6" style:family="graphic" style:parent-style-name="standard">
      <style:graphic-properties svg:stroke-width="0.051cm" svg:stroke-color="#0000ff" draw:marker-start-width="0.276cm" draw:marker-end-width="0.276cm" draw:fill="none" draw:fill-color="#000080" draw:textarea-horizontal-align="center" draw:textarea-vertical-align="middle" fo:padding-top="0.15cm" fo:padding-bottom="0.15cm" fo:padding-left="0.275cm" fo:padding-right="0.27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fill="none" draw:textarea-horizontal-align="center" draw:textarea-vertical-align="middle"/>
    </style:style>
    <style:style style:name="gr10" style:family="graphic" style:parent-style-name="standard">
      <style:graphic-properties draw:fill="non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svg:stroke-width="0cm" svg:stroke-color="#0000ff" draw:marker-start-width="0.124cm" draw:marker-end-width="0.124cm" draw:fill="none" draw:textarea-horizontal-align="center" draw:textarea-vertical-align="middle" fo:padding-top="0.125cm" fo:padding-bottom="0.125cm" fo:padding-left="0.25cm" fo:padding-right="0.25cm"/>
    </style:style>
    <style:style style:name="gr13" style:family="graphic" style:parent-style-name="standard">
      <style:graphic-properties svg:stroke-width="0cm" svg:stroke-color="#0000ff" draw:fill="none" draw:textarea-horizontal-align="center" draw:textarea-vertical-align="middle"/>
    </style:style>
    <style:style style:name="gr14" style:family="graphic" style:parent-style-name="standard">
      <style:graphic-properties svg:stroke-width="0cm" svg:stroke-color="#0000ff" draw:marker-start-width="0.2cm" draw:marker-end-width="0.2cm" draw:fill="none" draw:textarea-horizontal-align="center" draw:textarea-vertical-align="middle" fo:padding-top="0.125cm" fo:padding-bottom="0.125cm" fo:padding-left="0.25cm" fo:padding-right="0.25cm"/>
    </style:style>
    <style:style style:name="gr15" style:family="graphic" style:parent-style-name="standard">
      <style:graphic-properties svg:stroke-width="0cm" svg:stroke-color="#0000ff" draw:marker-start-width="0.2cm" draw:marker-end-width="0.2cm" draw:fill="none" draw:fill-color="#000080" draw:textarea-horizontal-align="center" draw:textarea-vertical-align="middle" fo:padding-top="0.125cm" fo:padding-bottom="0.125cm" fo:padding-left="0.25cm" fo:padding-right="0.25cm"/>
    </style:style>
    <style:style style:name="gr16" style:family="graphic" style:parent-style-name="standard">
      <style:graphic-properties svg:stroke-width="0cm" svg:stroke-color="#0000ff" draw:marker-start-width="0.124cm" draw:marker-end-width="0.124cm" draw:fill="none" draw:fill-color="#000080" draw:textarea-horizontal-align="center" draw:textarea-vertical-align="middle" fo:padding-top="0.125cm" fo:padding-bottom="0.125cm" fo:padding-left="0.25cm" fo:padding-right="0.25cm"/>
    </style:style>
    <style:style style:name="gr17" style:family="graphic" style:parent-style-name="standard">
      <style:graphic-properties svg:stroke-width="0cm" svg:stroke-color="#0000ff" draw:marker-start-width="0.2cm" draw:marker-end-width="0.2cm" draw:fill="none" draw:fill-color="#008080" draw:textarea-horizontal-align="center" draw:textarea-vertical-align="middle" fo:padding-top="0.125cm" fo:padding-bottom="0.125cm" fo:padding-left="0.25cm" fo:padding-right="0.25cm"/>
    </style:style>
    <style:style style:name="gr18" style:family="graphic" style:parent-style-name="standard">
      <style:graphic-properties draw:stroke="none" svg:stroke-width="0.051cm" svg:stroke-color="#000000" draw:fill="none" draw:fill-color="#ffffff" draw:textarea-horizontal-align="left" draw:auto-grow-height="true" draw:auto-grow-width="true" fo:min-height="0cm" fo:min-width="0cm" fo:padding-top="0.15cm" fo:padding-bottom="0.15cm" fo:padding-left="0.275cm" fo:padding-right="0.275cm"/>
    </style:style>
    <style:style style:name="gr19" style:family="graphic" style:parent-style-name="standard">
      <style:graphic-properties svg:stroke-width="0.051cm" svg:stroke-color="#0000ff" draw:fill="none" draw:textarea-horizontal-align="justify" draw:textarea-vertical-align="middle" draw:auto-grow-height="false" fo:min-height="0cm" fo:min-width="0cm" fo:padding-top="0.15cm" fo:padding-bottom="0.15cm" fo:padding-left="0.275cm" fo:padding-right="0.275cm" fo:wrap-option="no-wrap"/>
    </style:style>
    <style:style style:name="gr20" style:family="graphic" style:parent-style-name="standard">
      <style:graphic-properties draw:stroke="solid" svg:stroke-width="0cm" svg:stroke-color="#0000ff" draw:marker-start-width="0.2cm" draw:marker-end-width="0.2cm" draw:fill="none" draw:fill-color="#008080" draw:opacity="100%" draw:textarea-horizontal-align="center" draw:textarea-vertical-align="middle" fo:padding-top="0.125cm" fo:padding-bottom="0.125cm" fo:padding-left="0.25cm" fo:padding-right="0.25cm"/>
    </style:style>
    <style:style style:name="gr21" style:family="graphic" style:parent-style-name="standard">
      <style:graphic-properties svg:stroke-width="0cm" svg:stroke-color="#0000ff" draw:marker-start-width="0.124cm" draw:marker-end-width="0.124cm" draw:fill="none" draw:fill-color="#008080" draw:textarea-horizontal-align="center" draw:textarea-vertical-align="middle" fo:padding-top="0.125cm" fo:padding-bottom="0.125cm" fo:padding-left="0.25cm" fo:padding-right="0.25cm"/>
    </style:style>
    <style:style style:name="gr22" style:family="graphic" style:parent-style-name="standard">
      <style:graphic-properties draw:stroke="solid" svg:stroke-width="0cm" svg:stroke-color="#0000ff" draw:marker-start-width="0.2cm" draw:marker-end-width="0.2cm" draw:fill="none" draw:fill-color="#008000" draw:opacity="100%" draw:textarea-horizontal-align="center" draw:textarea-vertical-align="middle" fo:padding-top="0.125cm" fo:padding-bottom="0.125cm" fo:padding-left="0.25cm" fo:padding-right="0.25cm"/>
    </style:style>
    <style:style style:name="P1" style:family="paragraph">
      <style:paragraph-properties fo:text-align="center"/>
    </style:style>
    <style:style style:name="P2" style:family="paragraph">
      <style:text-properties fo:font-family="Arial" style:font-family-generic="swiss" style:font-pitch="variable" fo:font-size="14pt" style:font-size-asian="14pt" style:font-size-complex="14pt"/>
    </style:style>
    <style:style style:name="P3" style:family="paragraph">
      <style:text-properties fo:font-weight="bold" style:font-weight-asian="bold" style:font-weight-complex="bold"/>
    </style:style>
    <style:style style:name="P4" style:family="paragraph">
      <style:paragraph-properties fo:text-align="center"/>
      <style:text-properties fo:font-weight="bold" style:font-weight-asian="bold" style:font-weight-complex="bold"/>
    </style:style>
    <style:style style:name="T1" style:family="text">
      <style:text-properties fo:font-family="Arial" style:font-family-generic="swiss" style:font-pitch="variable" fo:font-size="14pt" style:font-size-asian="14pt" style:font-size-complex="14pt"/>
    </style:style>
    <style:style style:name="T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05cm" svg:height="15.24cm" svg:x="0.889cm" svg:y="0.889cm">
          <draw:image xlink:href="../../uControl_Images/uControl_v6.png" xlink:type="simple" xlink:show="embed" xlink:actuate="onLoad">
            <text:p/>
          </draw:image>
        </draw:frame>
        <draw:frame draw:style-name="gr1" draw:text-style-name="P1" draw:layer="layout" svg:width="19.05cm" svg:height="15.24cm" svg:x="0.889cm" svg:y="0.889cm">
          <draw:image xlink:href="../../uControl_Images/uControl_v8.png" xlink:type="simple" xlink:show="embed" xlink:actuate="onLoad">
            <text:p/>
          </draw:image>
        </draw:frame>
        <draw:polygon draw:style-name="gr2" draw:text-style-name="P1" draw:layer="Layer4" svg:width="8.889cm" svg:height="17.012cm" svg:x="21.59cm" svg:y="0cm" svg:viewBox="0 0 8890 17013" draw:points="0,6980 635,6980 635,5710 0,5710 0,4440 635,4440 635,3170 0,3170 0,0 2540,0 2540,635 5080,635 5080,0 8890,0 8890,3170 8255,3170 8255,4440 8890,4440 8890,5710 8255,5710 8255,6980 8890,6980 8890,10028 8255,10028 8255,11298 8890,11298 8890,12568 8255,12568 8255,13838 8890,13838 8890,17013 5080,17013 5080,16383 2540,16383 2540,17013 0,17013 0,13838 635,13838 635,12568 0,12568 0,11298 635,11298 635,10028 0,10028">
          <text:p/>
        </draw:polygon>
        <draw:path draw:style-name="gr3" draw:text-style-name="P1" draw:layer="Layer4" svg:width="20.832cm" svg:height="17.013cm" svg:x="-0.001cm" svg:y="-0.001cm" svg:viewBox="0 0 20833 17014" svg:d="m20194 16384v-2545h634v-1270l-634-1c-5 0 0-1264 0-1264 0-5 634 0 634 0v-1276h-631c-5 0-3-3047-3-3047h639l-5-1270h-634c-4 1 0-1270 0-1270 3 0 634 0 634 0v-1270h-634c-5 0 0-2536 0-2536h-1019c-5 0 0-635 0-635h-1266v636c0 4-1271-1-1271-1-5 0 0-635 0-635l-1270 1 3 635c0 4-3051-1-3051-1-5 0 0-635 0-635h-1274v636c0 4-1264 0-1264 0-5 0 0-635 0-635l-1275-1v636c0 4-3054-1-3054-1-5 0 0-635 0-635l-1258 1v635l-1273-1c-5 0 0-635 0-635h-1271v636l-1017-1 2 2536c0 5-635 0-635 0v1270c0 0 635-4 635 0v1270c0 4-636 0-636 0v1270c0 0 633-4 636 0s0 3048 0 3048c0 4-635 0-635 0v1270h635c4 0 0 1270 0 1270 0 4-635 0-635 0v1270h635c4 0 0 2545 0 2545h1016c4 0 0 630 0 630h1270v-630c0-5 1273 0 1273 0 4 0 0 630 0 630h1258v-630c0-5 3055 0 3055 0 4 0 0 630 0 630h1274v-630c0-5 1265 0 1265 0 4 0 0 630 0 630h1273v-630c0-5 3051 0 3051 0 5 0 0 630 0 630h1267v-630c0-5 1272 0 1272 0 4 0 0 630 0 630h1265v-630z">
          <text:p/>
        </draw:path>
        <draw:polygon draw:style-name="gr4" draw:text-style-name="P1" draw:layer="Layer4" svg:width="1.113cm" svg:height="1.88cm" svg:x="3.001cm" svg:y="-0.001cm" svg:viewBox="0 0 1114 1881" draw:points="758,0 758,1273 1114,1273 1114,1627 758,1627 757,1881 352,1881 352,1627 0,1627 0,1271 352,1271 352,0">
          <text:p/>
        </draw:polygon>
        <draw:polygon draw:style-name="gr4" draw:text-style-name="P1" draw:layer="Layer4" svg:width="1.113cm" svg:height="1.879cm" svg:x="9.857cm" svg:y="0cm" svg:viewBox="0 0 1114 1880" draw:points="758,0 758,1273 1114,1273 1114,1627 758,1627 759,1880 354,1880 352,1627 0,1627 0,1271 352,1271 352,0">
          <text:p/>
        </draw:polygon>
        <draw:polygon draw:style-name="gr4" draw:text-style-name="P1" draw:layer="Layer4" svg:width="1.113cm" svg:height="1.879cm" svg:x="16.715cm" svg:y="0cm" svg:viewBox="0 0 1114 1880" draw:points="758,0 758,1273 1114,1273 1114,1627 758,1627 760,1880 355,1880 352,1627 0,1627 0,1271 352,1271 352,0">
          <text:p/>
        </draw:polygon>
        <draw:polygon draw:style-name="gr4" draw:text-style-name="P1" draw:layer="Layer4" svg:width="1.113cm" svg:height="1.879cm" svg:x="24.843cm" svg:y="0cm" svg:viewBox="0 0 1114 1880" draw:points="758,0 758,1273 1114,1273 1114,1627 758,1627 755,1880 352,1880 352,1627 0,1627 0,1271 352,1271 352,0">
          <text:p/>
        </draw:polygon>
        <draw:polygon draw:style-name="gr4" draw:text-style-name="P1" draw:layer="Layer4" svg:width="1.113cm" svg:height="1.879cm" draw:transform="rotate (3.1415926535892) translate (4.11300000000483cm 17.017999999999cm)" svg:viewBox="0 0 1114 1880" draw:points="758,0 758,1273 1114,1273 1114,1627 758,1627 759,1880 354,1880 352,1627 0,1627 0,1271 352,1271 352,0">
          <text:p/>
        </draw:polygon>
        <draw:polygon draw:style-name="gr4" draw:text-style-name="P1" draw:layer="Layer4" svg:width="1.113cm" svg:height="1.879cm" draw:transform="rotate (3.1415926535892) translate (10.9710000000048cm 17.017999999999cm)" svg:viewBox="0 0 1114 1880" draw:points="758,0 758,1273 1114,1273 1114,1627 758,1627 762,1880 357,1880 352,1627 0,1627 0,1271 352,1271 352,0">
          <text:p/>
        </draw:polygon>
        <draw:polygon draw:style-name="gr4" draw:text-style-name="P1" draw:layer="Layer4" svg:width="1.113cm" svg:height="1.879cm" draw:transform="rotate (3.1415926535892) translate (17.8290000000048cm 17.017999999999cm)" svg:viewBox="0 0 1114 1880" draw:points="758,0 758,1273 1114,1273 1114,1627 758,1627 760,1880 355,1880 352,1627 0,1627 0,1271 352,1271 352,0">
          <text:p/>
        </draw:polygon>
        <draw:polygon draw:style-name="gr4" draw:text-style-name="P1" draw:layer="Layer4" svg:width="1.113cm" svg:height="1.879cm" draw:transform="rotate (3.1415926535892) translate (25.9570000000048cm 17.017999999999cm)" svg:viewBox="0 0 1114 1880" draw:points="758,0 758,1273 1114,1273 1114,1627 758,1627 757,1880 352,1880 352,1627 0,1627 0,1271 352,1271 352,0">
          <text:p/>
        </draw:polygon>
        <draw:polygon draw:style-name="gr4" draw:text-style-name="P1" draw:layer="Layer4" svg:width="1.113cm" svg:height="1.904cm" draw:transform="rotate (-1.57079632679579) translate (20.8279999999997cm 11.3809999999985cm)" svg:viewBox="0 0 1114 1905" draw:points="758,0 758,1273 1114,1273 1114,1627 758,1627 757,1905 352,1905 352,1627 0,1627 0,1271 352,1271 352,0">
          <text:p/>
        </draw:polygon>
        <draw:polygon draw:style-name="gr4" draw:text-style-name="P1" draw:layer="Layer4" svg:width="1.113cm" svg:height="1.904cm" draw:transform="rotate (-1.57079632679579) translate (20.8279999999997cm 4.52299999999856cm)" svg:viewBox="0 0 1114 1905" draw:points="758,0 758,1273 1114,1273 1114,1627 758,1627 758,1905 353,1905 352,1627 0,1627 0,1271 352,1271 352,0">
          <text:p/>
        </draw:polygon>
        <draw:polygon draw:style-name="gr4" draw:text-style-name="P1" draw:layer="Layer4" svg:width="1.113cm" svg:height="1.879cm" draw:transform="rotate (1.5707963267946) translate (0.00000000000114887205654539cm 5.63700000000531cm)" svg:viewBox="0 0 1114 1880" draw:points="758,0 758,1273 1114,1273 1114,1627 758,1627 757,1880 352,1880 352,1627 0,1627 0,1271 352,1271 352,0">
          <text:p/>
        </draw:polygon>
        <draw:polygon draw:style-name="gr4" draw:text-style-name="P1" draw:layer="Layer4" svg:width="1.113cm" svg:height="1.879cm" draw:transform="rotate (1.5707963267946) translate (0.00000000000114887205654539cm 12.4950000000052cm)" svg:viewBox="0 0 1114 1880" draw:points="758,0 758,1273 1114,1273 1114,1627 758,1627 756,1880 351,1880 352,1627 0,1627 0,1271 352,1271 352,0">
          <text:p/>
        </draw:polygon>
        <draw:circle draw:style-name="gr5" draw:text-style-name="P1" draw:layer="Layer4" svg:width="0.406cm" svg:height="0.406cm" svg:x="21.717cm" svg:y="4.877cm">
          <text:p/>
        </draw:circle>
        <draw:circle draw:style-name="gr5" draw:text-style-name="P1" draw:layer="Layer4" svg:width="0.406cm" svg:height="0.406cm" svg:x="21.717cm" svg:y="11.735cm">
          <text:p/>
        </draw:circle>
        <draw:circle draw:style-name="gr5" draw:text-style-name="P1" draw:layer="Layer4" svg:width="0.406cm" svg:height="0.406cm" svg:x="29.972cm" svg:y="4.877cm">
          <text:p/>
        </draw:circle>
        <draw:circle draw:style-name="gr5" draw:text-style-name="P1" draw:layer="Layer4" svg:width="0.406cm" svg:height="0.406cm" svg:x="29.972cm" svg:y="11.735cm">
          <text:p/>
        </draw:circle>
        <draw:polygon draw:style-name="gr6" draw:text-style-name="P1" draw:layer="Layer4" svg:width="20.826cm" svg:height="8.889cm" svg:x="0cm" svg:y="17.78cm" svg:viewBox="0 0 20827 8890" draw:points="1651,8255 2920,8255 2921,8890 4194,8890 4194,8255 5452,8255 5452,8890 8507,8890 8507,8255 9781,8255 9781,8890 11046,8890 11046,8255 12319,8255 12319,8890 15370,8890 15370,8255 16637,8255 16637,8890 17909,8890 17909,8255 19174,8255 19174,8890 20193,8890 20193,5080 20827,5080 20827,2540 20193,2540 20193,0 19174,0 19174,635 17909,635 17909,0 16637,0 16637,635 15370,635 15370,0 12319,0 12319,635 11046,635 11046,0 9781,0 9781,635 8507,635 8506,0 5452,0 5452,635 4194,635 4193,0 2916,0 2916,635 1651,635 1651,0 635,0 635,2540 0,2540 0,5080 635,5080 635,8890 1651,8890">
          <text:p/>
        </draw:polygon>
        <draw:circle draw:style-name="gr5" draw:text-style-name="P1" draw:layer="Layer4" svg:width="0.406cm" svg:height="0.406cm" svg:x="3.353cm" svg:y="26.162cm">
          <text:p/>
        </draw:circle>
        <draw:circle draw:style-name="gr5" draw:text-style-name="P1" draw:layer="Layer4" svg:width="0.406cm" svg:height="0.406cm" svg:x="10.211cm" svg:y="26.162cm">
          <text:p/>
        </draw:circle>
        <draw:circle draw:style-name="gr5" draw:text-style-name="P1" draw:layer="Layer4" svg:width="0.406cm" svg:height="0.406cm" svg:x="17.069cm" svg:y="26.162cm">
          <text:p/>
        </draw:circle>
        <draw:circle draw:style-name="gr5" draw:text-style-name="P1" draw:layer="Layer4" svg:width="0.406cm" svg:height="0.406cm" svg:x="3.353cm" svg:y="17.882cm">
          <text:p/>
        </draw:circle>
        <draw:circle draw:style-name="gr5" draw:text-style-name="P1" draw:layer="Layer4" svg:width="0.406cm" svg:height="0.406cm" svg:x="10.211cm" svg:y="17.882cm">
          <text:p/>
        </draw:circle>
        <draw:circle draw:style-name="gr5" draw:text-style-name="P1" draw:layer="Layer4" svg:width="0.406cm" svg:height="0.406cm" svg:x="17.069cm" svg:y="17.882cm">
          <text:p/>
        </draw:circle>
        <draw:circle draw:style-name="gr5" draw:text-style-name="P1" draw:layer="Layer4" svg:width="0.406cm" svg:height="0.406cm" svg:x="0.127cm" svg:y="21.387cm">
          <text:p/>
        </draw:circle>
        <draw:circle draw:style-name="gr5" draw:text-style-name="P1" draw:layer="Layer4" svg:width="0.406cm" svg:height="0.406cm" svg:x="20.32cm" svg:y="21.387cm">
          <text:p/>
        </draw:circle>
        <draw:frame draw:style-name="gr7" draw:text-style-name="P1" draw:layer="layout" svg:width="19.177cm" svg:height="5.029cm" draw:transform="rotate (3.1415926535892) translate (20.067cm 24.131cm)">
          <draw:image xlink:href="../../uControl_Images/uControl_v9.png" xlink:type="simple" xlink:show="embed" xlink:actuate="onLoad">
            <text:p/>
          </draw:image>
        </draw:frame>
        <draw:rect draw:style-name="gr5" draw:text-style-name="P1" draw:layer="controls" svg:width="1.651cm" svg:height="0.635cm" svg:x="0cm" svg:y="0cm">
          <text:p/>
        </draw:rect>
        <draw:rect draw:style-name="gr5" draw:text-style-name="P1" draw:layer="controls" svg:width="20.828cm" svg:height="0.635cm" svg:x="0cm" svg:y="16.383cm">
          <text:p/>
        </draw:rect>
        <draw:rect draw:style-name="gr5" draw:text-style-name="P1" draw:layer="controls" svg:width="0.635cm" svg:height="17.018cm" svg:x="0cm" svg:y="0cm">
          <text:p/>
        </draw:rect>
        <draw:rect draw:style-name="gr5" draw:text-style-name="P1" draw:layer="controls" svg:width="0.635cm" svg:height="3.175cm" svg:x="20.193cm" svg:y="0cm">
          <text:p/>
        </draw:rect>
        <draw:rect draw:style-name="gr5" draw:text-style-name="P1" draw:layer="controls" svg:width="1.27cm" svg:height="0.635cm" svg:x="1.651cm" svg:y="0cm">
          <text:p/>
        </draw:rect>
        <draw:rect draw:style-name="gr5" draw:text-style-name="P1" draw:layer="controls" svg:width="1.27cm" svg:height="0.635cm" svg:x="2.921cm" svg:y="0cm">
          <text:p/>
        </draw:rect>
        <draw:rect draw:style-name="gr5" draw:text-style-name="P1" draw:layer="controls" svg:width="1.27cm" svg:height="0.635cm" svg:x="4.191cm" svg:y="0cm">
          <text:p/>
        </draw:rect>
        <draw:rect draw:style-name="gr5" draw:text-style-name="P1" draw:layer="controls" svg:width="3.048cm" svg:height="0.635cm" svg:x="5.461cm" svg:y="0cm">
          <text:p/>
        </draw:rect>
        <draw:rect draw:style-name="gr5" draw:text-style-name="P1" draw:layer="controls" svg:width="1.27cm" svg:height="0.635cm" svg:x="8.509cm" svg:y="0cm">
          <text:p/>
        </draw:rect>
        <draw:rect draw:style-name="gr5" draw:text-style-name="P1" draw:layer="controls" svg:width="1.27cm" svg:height="0.635cm" svg:x="9.779cm" svg:y="0cm">
          <text:p/>
        </draw:rect>
        <draw:rect draw:style-name="gr5" draw:text-style-name="P1" draw:layer="controls" svg:width="1.27cm" svg:height="0.635cm" svg:x="11.049cm" svg:y="0cm">
          <text:p/>
        </draw:rect>
        <draw:rect draw:style-name="gr5" draw:text-style-name="P1" draw:layer="controls" svg:width="3.048cm" svg:height="0.635cm" svg:x="12.319cm" svg:y="0cm">
          <text:p/>
        </draw:rect>
        <draw:rect draw:style-name="gr5" draw:text-style-name="P1" draw:layer="controls" svg:width="1.27cm" svg:height="0.635cm" svg:x="15.367cm" svg:y="0cm">
          <text:p/>
        </draw:rect>
        <draw:rect draw:style-name="gr5" draw:text-style-name="P1" draw:layer="controls" svg:width="1.27cm" svg:height="0.635cm" svg:x="16.637cm" svg:y="0cm">
          <text:p/>
        </draw:rect>
        <draw:rect draw:style-name="gr5" draw:text-style-name="P1" draw:layer="controls" svg:width="1.27cm" svg:height="0.635cm" svg:x="17.907cm" svg:y="0cm">
          <text:p/>
        </draw:rect>
        <draw:rect draw:style-name="gr5" draw:text-style-name="P1" draw:layer="controls" svg:width="1.651cm" svg:height="0.635cm" svg:x="19.177cm" svg:y="0cm">
          <text:p/>
        </draw:rect>
        <draw:rect draw:style-name="gr5" draw:text-style-name="P1" draw:layer="controls" svg:width="0.635cm" svg:height="1.27cm" svg:x="20.195cm" svg:y="3.17cm">
          <text:p/>
        </draw:rect>
        <draw:rect draw:style-name="gr5" draw:text-style-name="P1" draw:layer="controls" svg:width="0.635cm" svg:height="1.27cm" svg:x="20.196cm" svg:y="4.44cm">
          <text:p/>
        </draw:rect>
        <draw:rect draw:style-name="gr5" draw:text-style-name="P1" draw:layer="controls" svg:width="0.635cm" svg:height="1.27cm" svg:x="20.197cm" svg:y="5.71cm">
          <text:p/>
        </draw:rect>
        <draw:rect draw:style-name="gr5" draw:text-style-name="P1" draw:layer="controls" svg:width="0.635cm" svg:height="3.048cm" svg:x="20.198cm" svg:y="6.98cm">
          <text:p/>
        </draw:rect>
        <draw:rect draw:style-name="gr5" draw:text-style-name="P1" draw:layer="controls" svg:width="0.635cm" svg:height="1.27cm" svg:x="20.196cm" svg:y="10.028cm">
          <text:p/>
        </draw:rect>
        <draw:rect draw:style-name="gr5" draw:text-style-name="P1" draw:layer="controls" svg:width="0.635cm" svg:height="1.27cm" svg:x="20.197cm" svg:y="11.298cm">
          <text:p/>
        </draw:rect>
        <draw:rect draw:style-name="gr5" draw:text-style-name="P1" draw:layer="controls" svg:width="0.635cm" svg:height="1.27cm" svg:x="20.198cm" svg:y="12.568cm">
          <text:p/>
        </draw:rect>
        <draw:rect draw:style-name="gr5" draw:text-style-name="P1" draw:layer="controls" svg:width="0.635cm" svg:height="3.175cm" svg:x="20.199cm" svg:y="13.838cm">
          <text:p/>
        </draw:rect>
        <draw:rect draw:style-name="gr5" draw:text-style-name="P1" draw:layer="controls" svg:width="20.828cm" svg:height="17.018cm" svg:x="0cm" svg:y="0cm">
          <text:p/>
        </draw:rect>
        <draw:polygon draw:style-name="gr4" draw:text-style-name="P1" draw:layer="controls" svg:width="1.113cm" svg:height="2.099cm" svg:x="3cm" svg:y="-0.002cm" svg:viewBox="0 0 1114 2100" draw:points="758,0 758,1273 1114,1273 1114,1627 758,1627 757,2100 352,2100 352,1627 0,1627 0,1271 352,1271 352,0">
          <text:p/>
        </draw:polygon>
        <draw:frame draw:style-name="gr1" draw:text-style-name="P1" draw:layer="layout" svg:width="5.029cm" svg:height="15.951cm" svg:x="22.911cm" svg:y="0.889cm">
          <draw:image xlink:href="../../uControl_Images/uControl_v11.png" xlink:type="simple" xlink:show="embed" xlink:actuate="onLoad">
            <text:p/>
          </draw:image>
        </draw:frame>
        <draw:rect draw:style-name="gr8" draw:text-style-name="P1" draw:layer="layout" svg:width="0.635cm" svg:height="1.397cm" svg:x="4.51cm" svg:y="18.416cm">
          <text:p/>
        </draw:rect>
        <draw:rect draw:style-name="gr8" draw:text-style-name="P1" draw:layer="layout" svg:width="0.635cm" svg:height="1.397cm" draw:transform="rotate (1.5707963267946) translate (22.225cm 13.538cm)">
          <text:p/>
        </draw:rect>
        <draw:rect draw:style-name="gr9" draw:text-style-name="P1" draw:layer="Layer4" svg:width="19.05cm" svg:height="15.24cm" svg:x="0.889cm" svg:y="0.889cm">
          <text:p/>
        </draw:rect>
        <draw:circle draw:style-name="gr9" draw:text-style-name="P1" draw:layer="Layer4" svg:width="0.306cm" svg:height="0.305cm" svg:x="1.079cm" svg:y="1.078cm">
          <text:p/>
        </draw:circle>
        <draw:circle draw:style-name="gr9" draw:text-style-name="P1" draw:layer="Layer4" svg:width="0.686cm" svg:height="0.686cm" svg:x="0.889cm" svg:y="0.889cm">
          <text:p/>
        </draw:circle>
        <draw:circle draw:style-name="gr9" draw:text-style-name="P1" draw:layer="Layer4" svg:width="0.306cm" svg:height="0.305cm" svg:x="1.079cm" svg:y="15.632cm">
          <text:p/>
        </draw:circle>
        <draw:circle draw:style-name="gr9" draw:text-style-name="P1" draw:layer="Layer4" svg:width="0.686cm" svg:height="0.686cm" svg:x="0.889cm" svg:y="15.443cm">
          <text:p/>
        </draw:circle>
        <draw:circle draw:style-name="gr9" draw:text-style-name="P1" draw:layer="Layer4" svg:width="0.306cm" svg:height="0.305cm" svg:x="19.443cm" svg:y="1.078cm">
          <text:p/>
        </draw:circle>
        <draw:circle draw:style-name="gr9" draw:text-style-name="P1" draw:layer="Layer4" svg:width="0.686cm" svg:height="0.686cm" svg:x="19.253cm" svg:y="0.889cm">
          <text:p/>
        </draw:circle>
        <draw:circle draw:style-name="gr9" draw:text-style-name="P1" draw:layer="Layer4" svg:width="0.306cm" svg:height="0.305cm" svg:x="19.443cm" svg:y="15.632cm">
          <text:p/>
        </draw:circle>
        <draw:circle draw:style-name="gr9" draw:text-style-name="P1" draw:layer="Layer4" svg:width="0.686cm" svg:height="0.686cm" svg:x="19.253cm" svg:y="15.443cm">
          <text:p/>
        </draw:circle>
        <draw:circle draw:style-name="gr9" draw:text-style-name="P1" draw:layer="Layer4" svg:width="0.306cm" svg:height="0.305cm" svg:x="8.051cm" svg:y="1.078cm">
          <text:p/>
        </draw:circle>
        <draw:circle draw:style-name="gr9" draw:text-style-name="P1" draw:layer="Layer4" svg:width="0.686cm" svg:height="0.686cm" svg:x="7.861cm" svg:y="0.889cm">
          <text:p/>
        </draw:circle>
        <draw:circle draw:style-name="gr9" draw:text-style-name="P1" draw:layer="Layer4" svg:width="0.306cm" svg:height="0.305cm" svg:x="8.051cm" svg:y="15.632cm">
          <text:p/>
        </draw:circle>
        <draw:circle draw:style-name="gr9" draw:text-style-name="P1" draw:layer="Layer4" svg:width="0.686cm" svg:height="0.686cm" svg:x="7.861cm" svg:y="15.443cm">
          <text:p/>
        </draw:circle>
        <draw:circle draw:style-name="gr9" draw:text-style-name="P1" draw:layer="Layer4" svg:width="0.306cm" svg:height="0.305cm" svg:x="7.137cm" svg:y="1.091cm">
          <text:p/>
        </draw:circle>
        <draw:circle draw:style-name="gr9" draw:text-style-name="P1" draw:layer="Layer4" svg:width="0.686cm" svg:height="0.686cm" svg:x="6.947cm" svg:y="0.902cm">
          <text:p/>
        </draw:circle>
        <draw:circle draw:style-name="gr9" draw:text-style-name="P1" draw:layer="Layer4" svg:width="0.306cm" svg:height="0.305cm" svg:x="7.137cm" svg:y="15.645cm">
          <text:p/>
        </draw:circle>
        <draw:circle draw:style-name="gr9" draw:text-style-name="P1" draw:layer="Layer4" svg:width="0.686cm" svg:height="0.686cm" svg:x="6.947cm" svg:y="15.456cm">
          <text:p/>
        </draw:circle>
        <draw:circle draw:style-name="gr9" draw:text-style-name="P1" draw:layer="measurelines" svg:width="0.306cm" svg:height="0.305cm" svg:x="19.437cm" svg:y="8.584cm">
          <text:p/>
        </draw:circle>
        <draw:circle draw:style-name="gr9" draw:text-style-name="P1" draw:layer="measurelines" svg:width="0.686cm" svg:height="0.686cm" svg:x="19.247cm" svg:y="8.395cm">
          <text:p/>
        </draw:circle>
        <draw:circle draw:style-name="gr9" draw:text-style-name="P1" draw:layer="measurelines" svg:width="0.306cm" svg:height="0.305cm" svg:x="8.045cm" svg:y="8.584cm">
          <text:p/>
        </draw:circle>
        <draw:circle draw:style-name="gr9" draw:text-style-name="P1" draw:layer="measurelines" svg:width="0.686cm" svg:height="0.686cm" svg:x="7.855cm" svg:y="8.395cm">
          <text:p/>
        </draw:circle>
        <draw:circle draw:style-name="gr9" draw:text-style-name="P1" draw:layer="measurelines" svg:width="0.306cm" svg:height="0.305cm" svg:x="19.437cm" svg:y="7.644cm">
          <text:p/>
        </draw:circle>
        <draw:circle draw:style-name="gr9" draw:text-style-name="P1" draw:layer="measurelines" svg:width="0.686cm" svg:height="0.686cm" svg:x="19.247cm" svg:y="7.455cm">
          <text:p/>
        </draw:circle>
        <draw:circle draw:style-name="gr9" draw:text-style-name="P1" draw:layer="measurelines" svg:width="0.306cm" svg:height="0.305cm" svg:x="8.045cm" svg:y="7.644cm">
          <text:p/>
        </draw:circle>
        <draw:circle draw:style-name="gr9" draw:text-style-name="P1" draw:layer="measurelines" svg:width="0.686cm" svg:height="0.686cm" svg:x="7.855cm" svg:y="7.455cm">
          <text:p/>
        </draw:circle>
        <draw:circle draw:style-name="gr9" draw:text-style-name="P1" draw:layer="measurelines" svg:width="0.306cm" svg:height="0.305cm" svg:x="19.437cm" svg:y="5.002cm">
          <text:p/>
        </draw:circle>
        <draw:circle draw:style-name="gr9" draw:text-style-name="P1" draw:layer="measurelines" svg:width="0.686cm" svg:height="0.686cm" svg:x="19.247cm" svg:y="4.813cm">
          <text:p/>
        </draw:circle>
        <draw:circle draw:style-name="gr9" draw:text-style-name="P1" draw:layer="measurelines" svg:width="0.306cm" svg:height="0.305cm" svg:x="8.045cm" svg:y="5.002cm">
          <text:p/>
        </draw:circle>
        <draw:circle draw:style-name="gr9" draw:text-style-name="P1" draw:layer="measurelines" svg:width="0.686cm" svg:height="0.686cm" svg:x="7.855cm" svg:y="4.813cm">
          <text:p/>
        </draw:circle>
        <draw:circle draw:style-name="gr9" draw:text-style-name="P1" draw:layer="measurelines" svg:width="0.306cm" svg:height="0.305cm" svg:x="19.437cm" svg:y="4.062cm">
          <text:p/>
        </draw:circle>
        <draw:circle draw:style-name="gr9" draw:text-style-name="P1" draw:layer="measurelines" svg:width="0.686cm" svg:height="0.686cm" svg:x="19.247cm" svg:y="3.873cm">
          <text:p/>
        </draw:circle>
        <draw:circle draw:style-name="gr9" draw:text-style-name="P1" draw:layer="measurelines" svg:width="0.306cm" svg:height="0.305cm" svg:x="8.045cm" svg:y="4.062cm">
          <text:p/>
        </draw:circle>
        <draw:circle draw:style-name="gr9" draw:text-style-name="P1" draw:layer="measurelines" svg:width="0.686cm" svg:height="0.686cm" svg:x="7.855cm" svg:y="3.873cm">
          <text:p/>
        </draw:circle>
        <draw:circle draw:style-name="gr9" draw:text-style-name="P1" draw:layer="measurelines" svg:width="0.306cm" svg:height="0.305cm" svg:x="17.144cm" svg:y="7.644cm">
          <text:p/>
        </draw:circle>
        <draw:circle draw:style-name="gr9" draw:text-style-name="P1" draw:layer="measurelines" svg:width="0.686cm" svg:height="0.686cm" svg:x="16.954cm" svg:y="7.455cm">
          <text:p/>
        </draw:circle>
        <draw:circle draw:style-name="gr9" draw:text-style-name="P1" draw:layer="measurelines" svg:width="0.306cm" svg:height="0.305cm" svg:x="17.144cm" svg:y="5.002cm">
          <text:p/>
        </draw:circle>
        <draw:circle draw:style-name="gr9" draw:text-style-name="P1" draw:layer="measurelines" svg:width="0.686cm" svg:height="0.686cm" svg:x="16.954cm" svg:y="4.813cm">
          <text:p/>
        </draw:circle>
        <draw:circle draw:style-name="gr9" draw:text-style-name="P1" draw:layer="measurelines" svg:width="0.306cm" svg:height="0.305cm" svg:x="16.205cm" svg:y="7.644cm">
          <text:p/>
        </draw:circle>
        <draw:circle draw:style-name="gr9" draw:text-style-name="P1" draw:layer="measurelines" svg:width="0.686cm" svg:height="0.686cm" svg:x="16.015cm" svg:y="7.455cm">
          <text:p/>
        </draw:circle>
        <draw:circle draw:style-name="gr9" draw:text-style-name="P1" draw:layer="measurelines" svg:width="0.306cm" svg:height="0.305cm" svg:x="16.205cm" svg:y="5.002cm">
          <text:p/>
        </draw:circle>
        <draw:circle draw:style-name="gr9" draw:text-style-name="P1" draw:layer="measurelines" svg:width="0.686cm" svg:height="0.686cm" svg:x="16.015cm" svg:y="4.813cm">
          <text:p/>
        </draw:circle>
      </draw:page>
      <draw:page draw:name="page2" draw:style-name="dp1" draw:master-page-name="Default">
        <draw:custom-shape draw:style-name="gr10" draw:text-style-name="P1" draw:layer="Layer4" svg:width="0.712cm" svg:height="0.712cm" svg:x="3.184cm" svg:y="3.18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ircle draw:style-name="gr9" draw:text-style-name="P1" draw:layer="Layer4" svg:width="0.712cm" svg:height="0.712cm" svg:x="3.184cm" svg:y="3.184cm">
          <text:p/>
        </draw:circle>
        <draw:circle draw:style-name="gr9" draw:text-style-name="P1" draw:layer="Layer4" svg:width="0.788cm" svg:height="0.788cm" svg:x="3.146cm" svg:y="3.146cm">
          <text:p/>
        </draw:circle>
        <draw:frame draw:style-name="gr11" draw:text-style-name="P2" draw:layer="Layer4" svg:width="24.92cm" svg:height="5.246cm" svg:x="1.28cm" svg:y="4cm">
          <draw:text-box>
            <text:p><text:span text:style-name="T1">91828A231, Nut, M4, Hex, Plain, 18-8 SS, $6.45/100, 7mm across flats, 3.2mm tall</text:span></text:p>
            <text:p><text:span text:style-name="T1">92095A194, Screw, M4x16, Button Head Socket Cap, 18-8 SS, $10.43/100</text:span></text:p>
            <text:p><text:span text:style-name="T1">OR</text:span></text:p>
            <text:p><text:span text:style-name="T1">92000A226, 18-8 SS Metric Pan Head Phil Machine Screw M4 Size, 16mm Length, .7mm Pitch, $8.08/100</text:span></text:p>
            <text:p><text:span text:style-name="T1"/></text:p>
            <text:p><text:span text:style-name="T1"/></text:p>
            <text:p><text:span text:style-name="T1">92080A004, Metric Zinc-Pltd Brass Fem Thrd Hex Standoff 4.5mm Hex, 8mm Length, M3 Screw Size, $0.60/ea</text:span></text:p>
            <text:p><text:span text:style-name="T1">92000A120, 18-8 SS Metric Pan Head Phil Machine Screw M3 Size, 10mm Length, .5mm Pitch, $4.34/100</text:span></text:p>
            <text:p><text:span text:style-name="T1">92000A113</text:span><text:span text:style-name="T1"><text:tab/></text:span><text:span text:style-name="T1">, 18-8 SS Metric Pan Head Phil Machine Screw M3 Size, 4mm Length, .5mm Pitch, $5.52/100</text:span></text:p>
          </draw:text-box>
        </draw:frame>
      </draw:page>
      <draw:page draw:name="page3" draw:style-name="dp1" draw:master-page-name="Default">
        <draw:polygon draw:style-name="gr12" draw:text-style-name="P1" draw:layer="Layer4" svg:width="8.889cm" svg:height="17.012cm" svg:x="21.591cm" svg:y="0cm" svg:viewBox="0 0 8890 17013" draw:points="0,6980 635,6980 635,5710 0,5710 0,4440 635,4440 635,3170 0,3170 0,0 2540,0 2540,635 5080,635 5080,0 8890,0 8890,3170 8255,3170 8255,4440 8890,4440 8890,5710 8255,5710 8255,6980 8890,6980 8890,10028 8255,10028 8255,11298 8890,11298 8890,12568 8255,12568 8255,13838 8890,13838 8890,17013 5080,17013 5080,16383 2540,16383 2540,17013 0,17013 0,13838 635,13838 635,12568 0,12568 0,11298 635,11298 635,10028 0,10028">
          <text:p/>
        </draw:polygon>
        <draw:path draw:style-name="gr3" draw:text-style-name="P1" draw:layer="Layer4" svg:width="20.832cm" svg:height="17.013cm" svg:x="0cm" svg:y="-0.001cm" svg:viewBox="0 0 20833 17014" svg:d="m20194 16384v-2545h634v-1270l-634-1c-5 0 0-1264 0-1264 0-5 634 0 634 0v-1276h-631c-5 0-3-3047-3-3047h639l-5-1270h-634c-4 1 0-1270 0-1270 3 0 634 0 634 0v-1270h-634c-5 0 0-2536 0-2536h-1019c-5 0 0-635 0-635h-1266v636c0 4-1271-1-1271-1-5 0 0-635 0-635l-1270 1 3 635c0 4-3051-1-3051-1-5 0 0-635 0-635h-1274v636c0 4-1264 0-1264 0-5 0 0-635 0-635l-1275-1v636c0 4-3054-1-3054-1-5 0 0-635 0-635l-1258 1v635l-1273-1c-5 0 0-635 0-635h-1271v636l-1017-1 2 2536c0 5-635 0-635 0v1270c0 0 635-4 635 0v1270c0 4-636 0-636 0v1270c0 0 633-4 636 0s0 3048 0 3048c0 4-635 0-635 0v1270h635c4 0 0 1270 0 1270 0 4-635 0-635 0v1270h635c4 0 0 2545 0 2545h1016c4 0 0 630 0 630h1270v-630c0-5 1273 0 1273 0 4 0 0 630 0 630h1258v-630c0-5 3055 0 3055 0 4 0 0 630 0 630h1274v-630c0-5 1265 0 1265 0 4 0 0 630 0 630h1273v-630c0-5 3051 0 3051 0 5 0 0 630 0 630h1267v-630c0-5 1272 0 1272 0 4 0 0 630 0 630h1265v-630z">
          <text:p/>
        </draw:path>
        <draw:polygon draw:style-name="gr4" draw:text-style-name="P1" draw:layer="Layer4" svg:width="1.113cm" svg:height="1.88cm" svg:x="3.002cm" svg:y="-0.001cm" svg:viewBox="0 0 1114 1881" draw:points="758,0 758,1273 1114,1273 1114,1627 758,1627 757,1881 352,1881 352,1627 0,1627 0,1271 352,1271 352,0">
          <text:p/>
        </draw:polygon>
        <draw:polygon draw:style-name="gr4" draw:text-style-name="P1" draw:layer="Layer4" svg:width="1.113cm" svg:height="1.879cm" svg:x="9.858cm" svg:y="0cm" svg:viewBox="0 0 1114 1880" draw:points="758,0 758,1273 1114,1273 1114,1627 758,1627 759,1880 354,1880 352,1627 0,1627 0,1271 352,1271 352,0">
          <text:p/>
        </draw:polygon>
        <draw:polygon draw:style-name="gr4" draw:text-style-name="P1" draw:layer="Layer4" svg:width="1.113cm" svg:height="1.879cm" svg:x="16.716cm" svg:y="0cm" svg:viewBox="0 0 1114 1880" draw:points="758,0 758,1273 1114,1273 1114,1627 758,1627 760,1880 355,1880 352,1627 0,1627 0,1271 352,1271 352,0">
          <text:p/>
        </draw:polygon>
        <draw:polygon draw:style-name="gr13" draw:text-style-name="P1" draw:layer="Layer4" svg:width="1.113cm" svg:height="1.879cm" svg:x="24.844cm" svg:y="0cm" svg:viewBox="0 0 1114 1880" draw:points="758,0 758,1273 1114,1273 1114,1627 758,1627 755,1880 352,1880 352,1627 0,1627 0,1271 352,1271 352,0">
          <text:p/>
        </draw:polygon>
        <draw:polygon draw:style-name="gr4" draw:text-style-name="P1" draw:layer="Layer4" svg:width="1.113cm" svg:height="1.879cm" draw:transform="rotate (3.1415926535892) translate (4.11400000000483cm 17.017999999999cm)" svg:viewBox="0 0 1114 1880" draw:points="758,0 758,1273 1114,1273 1114,1627 758,1627 759,1880 354,1880 352,1627 0,1627 0,1271 352,1271 352,0">
          <text:p/>
        </draw:polygon>
        <draw:polygon draw:style-name="gr4" draw:text-style-name="P1" draw:layer="Layer4" svg:width="1.113cm" svg:height="1.879cm" draw:transform="rotate (3.1415926535892) translate (10.9720000000048cm 17.017999999999cm)" svg:viewBox="0 0 1114 1880" draw:points="758,0 758,1273 1114,1273 1114,1627 758,1627 762,1880 357,1880 352,1627 0,1627 0,1271 352,1271 352,0">
          <text:p/>
        </draw:polygon>
        <draw:polygon draw:style-name="gr4" draw:text-style-name="P1" draw:layer="Layer4" svg:width="1.113cm" svg:height="1.879cm" draw:transform="rotate (3.1415926535892) translate (17.8300000000048cm 17.017999999999cm)" svg:viewBox="0 0 1114 1880" draw:points="758,0 758,1273 1114,1273 1114,1627 758,1627 760,1880 355,1880 352,1627 0,1627 0,1271 352,1271 352,0">
          <text:p/>
        </draw:polygon>
        <draw:polygon draw:style-name="gr13" draw:text-style-name="P1" draw:layer="Layer4" svg:width="1.113cm" svg:height="1.879cm" draw:transform="rotate (3.1415926535892) translate (25.9580000000048cm 17.017999999999cm)" svg:viewBox="0 0 1114 1880" draw:points="758,0 758,1273 1114,1273 1114,1627 758,1627 757,1880 352,1880 352,1627 0,1627 0,1271 352,1271 352,0">
          <text:p/>
        </draw:polygon>
        <draw:polygon draw:style-name="gr4" draw:text-style-name="P1" draw:layer="Layer4" svg:width="1.113cm" svg:height="3.555cm" draw:transform="rotate (-1.57079632679579) translate (20.8289999999997cm 11.3809999999985cm)" svg:viewBox="0 0 1114 3556" draw:points="758,0 758,1273 1114,1273 1114,1627 758,1627 760,3556 355,3556 352,1627 0,1627 0,1271 352,1271 352,0">
          <text:p/>
        </draw:polygon>
        <draw:polygon draw:style-name="gr4" draw:text-style-name="P1" draw:layer="Layer4" svg:width="1.113cm" svg:height="1.904cm" draw:transform="rotate (-1.57079632679579) translate (20.8289999999997cm 4.52299999999856cm)" svg:viewBox="0 0 1114 1905" draw:points="758,0 758,1273 1114,1273 1114,1627 758,1627 758,1905 353,1905 352,1627 0,1627 0,1271 352,1271 352,0">
          <text:p/>
        </draw:polygon>
        <draw:polygon draw:style-name="gr4" draw:text-style-name="P1" draw:layer="Layer4" svg:width="1.113cm" svg:height="1.879cm" draw:transform="rotate (1.5707963267946) translate (0.00100000000114887cm 5.63700000000531cm)" svg:viewBox="0 0 1114 1880" draw:points="758,0 758,1273 1114,1273 1114,1627 758,1627 757,1880 352,1880 352,1627 0,1627 0,1271 352,1271 352,0">
          <text:p/>
        </draw:polygon>
        <draw:polygon draw:style-name="gr4" draw:text-style-name="P1" draw:layer="Layer4" svg:width="1.113cm" svg:height="1.879cm" draw:transform="rotate (1.5707963267946) translate (0.00100000000114887cm 12.4950000000053cm)" svg:viewBox="0 0 1114 1880" draw:points="758,0 758,1273 1114,1273 1114,1627 758,1627 756,1880 351,1880 352,1627 0,1627 0,1271 352,1271 352,0">
          <text:p/>
        </draw:polygon>
        <draw:circle draw:style-name="gr14" draw:text-style-name="P1" draw:layer="Layer4" svg:width="0.406cm" svg:height="0.406cm" svg:x="21.718cm" svg:y="4.877cm">
          <text:p/>
        </draw:circle>
        <draw:circle draw:style-name="gr14" draw:text-style-name="P1" draw:layer="Layer4" svg:width="0.406cm" svg:height="0.406cm" svg:x="21.718cm" svg:y="11.735cm">
          <text:p/>
        </draw:circle>
        <draw:circle draw:style-name="gr14" draw:text-style-name="P1" draw:layer="Layer4" svg:width="0.406cm" svg:height="0.406cm" svg:x="29.973cm" svg:y="4.877cm">
          <text:p/>
        </draw:circle>
        <draw:circle draw:style-name="gr14" draw:text-style-name="P1" draw:layer="Layer4" svg:width="0.406cm" svg:height="0.406cm" svg:x="29.973cm" svg:y="11.735cm">
          <text:p/>
        </draw:circle>
        <draw:polygon draw:style-name="gr15" draw:text-style-name="P1" draw:layer="Layer4" svg:width="20.826cm" svg:height="8.889cm" svg:x="0.001cm" svg:y="17.78cm" svg:viewBox="0 0 20827 8890" draw:points="1651,8255 2920,8255 2921,8890 4194,8890 4194,8255 5452,8255 5452,8890 8507,8890 8507,8255 9781,8255 9781,8890 11046,8890 11046,8255 12319,8255 12319,8890 15370,8890 15370,8255 16637,8255 16637,8890 17909,8890 17909,8255 19174,8255 19174,8890 20193,8890 20193,5080 20827,5080 20827,2540 20193,2540 20193,0 19174,0 19174,635 17909,635 17909,0 16637,0 16637,635 15370,635 15370,0 12319,0 12319,635 11046,635 11046,0 9781,0 9781,635 8507,635 8506,0 5452,0 5452,635 4194,635 4193,0 2916,0 2916,635 1651,635 1651,0 635,0 635,2540 0,2540 0,5080 635,5080 635,8890 1651,8890">
          <text:p/>
        </draw:polygon>
        <draw:circle draw:style-name="gr14" draw:text-style-name="P1" draw:layer="Layer4" svg:width="0.406cm" svg:height="0.406cm" svg:x="3.354cm" svg:y="26.162cm">
          <text:p/>
        </draw:circle>
        <draw:circle draw:style-name="gr14" draw:text-style-name="P1" draw:layer="Layer4" svg:width="0.406cm" svg:height="0.406cm" svg:x="10.212cm" svg:y="26.162cm">
          <text:p/>
        </draw:circle>
        <draw:circle draw:style-name="gr14" draw:text-style-name="P1" draw:layer="Layer4" svg:width="0.406cm" svg:height="0.406cm" svg:x="17.07cm" svg:y="26.162cm">
          <text:p/>
        </draw:circle>
        <draw:circle draw:style-name="gr14" draw:text-style-name="P1" draw:layer="Layer4" svg:width="0.406cm" svg:height="0.406cm" svg:x="3.354cm" svg:y="17.882cm">
          <text:p/>
        </draw:circle>
        <draw:circle draw:style-name="gr14" draw:text-style-name="P1" draw:layer="Layer4" svg:width="0.406cm" svg:height="0.406cm" svg:x="10.212cm" svg:y="17.882cm">
          <text:p/>
        </draw:circle>
        <draw:circle draw:style-name="gr14" draw:text-style-name="P1" draw:layer="Layer4" svg:width="0.406cm" svg:height="0.406cm" svg:x="17.07cm" svg:y="17.882cm">
          <text:p/>
        </draw:circle>
        <draw:circle draw:style-name="gr14" draw:text-style-name="P1" draw:layer="Layer4" svg:width="0.406cm" svg:height="0.406cm" svg:x="0.128cm" svg:y="21.387cm">
          <text:p/>
        </draw:circle>
        <draw:circle draw:style-name="gr14" draw:text-style-name="P1" draw:layer="Layer4" svg:width="0.406cm" svg:height="0.406cm" svg:x="20.321cm" svg:y="21.387cm">
          <text:p/>
        </draw:circle>
        <draw:circle draw:style-name="gr14" draw:text-style-name="P1" draw:layer="Layer4" svg:width="1.906cm" svg:height="1.906cm" svg:x="1.969cm" svg:y="20.002cm">
          <text:p/>
        </draw:circle>
        <draw:circle draw:style-name="gr14" draw:text-style-name="P1" draw:layer="Layer4" svg:width="1.27cm" svg:height="1.27cm" svg:x="9.831cm" svg:y="20.041cm">
          <text:p/>
        </draw:circle>
        <draw:rect draw:style-name="gr12" draw:text-style-name="P1" draw:layer="Layer4" svg:width="4.572cm" svg:height="2.54cm" svg:x="14.733cm" svg:y="19.304cm" draw:corner-radius="0.356cm">
          <text:p/>
        </draw:rect>
        <draw:rect draw:style-name="gr12" draw:text-style-name="P1" draw:layer="Layer4" svg:width="2.794cm" svg:height="5.182cm" svg:x="22.861cm" svg:y="9.398cm" draw:corner-radius="0.356cm">
          <text:p/>
        </draw:rect>
        <draw:rect draw:style-name="gr12" draw:text-style-name="P1" draw:layer="Layer4" svg:width="2.54cm" svg:height="4.88cm" svg:x="24.131cm" svg:y="2.1cm" draw:corner-radius="0.356cm">
          <text:p/>
        </draw:rect>
        <draw:rect draw:style-name="gr12" draw:text-style-name="P1" draw:layer="Layer4" svg:width="1.778cm" svg:height="1.778cm" svg:x="9.576cm" svg:y="22.987cm" draw:corner-radius="0.356cm">
          <text:p/>
        </draw:rect>
        <draw:circle draw:style-name="gr12" draw:text-style-name="P1" draw:layer="Layer4" svg:width="0.382cm" svg:height="0.382cm" svg:x="11.544cm" svg:y="23.685cm">
          <text:p/>
        </draw:circle>
        <draw:circle draw:style-name="gr12" draw:text-style-name="P1" draw:layer="Layer4" svg:width="0.382cm" svg:height="0.382cm" svg:x="9.004cm" svg:y="23.685cm">
          <text:p/>
        </draw:circle>
        <draw:polygon draw:style-name="gr4" draw:text-style-name="P1" draw:layer="layout" svg:width="1.113cm" svg:height="1.879cm" draw:transform="rotate (1.5707963267946) translate (0.00100000000114887cm 5.63800000000531cm)" svg:viewBox="0 0 1114 1880" draw:points="758,0 758,1273 1114,1273 1114,1627 758,1627 757,1880 352,1880 352,1627 0,1627 0,1271 352,1271 352,0">
          <text:p/>
        </draw:polygon>
        <draw:polygon draw:style-name="gr4" draw:text-style-name="P1" draw:layer="layout" svg:width="1.113cm" svg:height="1.879cm" draw:transform="rotate (1.5707963267946) translate (0.00100000000114887cm 12.4960000000052cm)" svg:viewBox="0 0 1114 1880" draw:points="758,0 758,1273 1114,1273 1114,1627 758,1627 756,1880 351,1880 352,1627 0,1627 0,1271 352,1271 352,0">
          <text:p/>
        </draw:polygon>
        <draw:rect draw:style-name="gr9" draw:text-style-name="P1" draw:layer="layout" svg:width="19.05cm" svg:height="15.24cm" svg:x="0.89cm" svg:y="0.89cm">
          <text:p/>
        </draw:rect>
        <draw:circle draw:style-name="gr9" draw:text-style-name="P1" draw:layer="layout" svg:width="0.306cm" svg:height="0.305cm" svg:x="1.08cm" svg:y="1.079cm">
          <text:p/>
        </draw:circle>
        <draw:circle draw:style-name="gr9" draw:text-style-name="P1" draw:layer="layout" svg:width="0.686cm" svg:height="0.686cm" svg:x="0.89cm" svg:y="0.89cm">
          <text:p/>
        </draw:circle>
        <draw:circle draw:style-name="gr9" draw:text-style-name="P1" draw:layer="layout" svg:width="0.306cm" svg:height="0.305cm" svg:x="1.08cm" svg:y="15.633cm">
          <text:p/>
        </draw:circle>
        <draw:circle draw:style-name="gr9" draw:text-style-name="P1" draw:layer="layout" svg:width="0.686cm" svg:height="0.686cm" svg:x="0.89cm" svg:y="15.444cm">
          <text:p/>
        </draw:circle>
        <draw:circle draw:style-name="gr9" draw:text-style-name="P1" draw:layer="layout" svg:width="0.306cm" svg:height="0.305cm" svg:x="19.444cm" svg:y="1.079cm">
          <text:p/>
        </draw:circle>
        <draw:circle draw:style-name="gr9" draw:text-style-name="P1" draw:layer="layout" svg:width="0.686cm" svg:height="0.686cm" svg:x="19.254cm" svg:y="0.89cm">
          <text:p/>
        </draw:circle>
        <draw:circle draw:style-name="gr9" draw:text-style-name="P1" draw:layer="layout" svg:width="0.306cm" svg:height="0.305cm" svg:x="19.444cm" svg:y="15.633cm">
          <text:p/>
        </draw:circle>
        <draw:circle draw:style-name="gr9" draw:text-style-name="P1" draw:layer="layout" svg:width="0.686cm" svg:height="0.686cm" svg:x="19.254cm" svg:y="15.444cm">
          <text:p/>
        </draw:circle>
        <draw:circle draw:style-name="gr9" draw:text-style-name="P1" draw:layer="layout" svg:width="0.306cm" svg:height="0.305cm" svg:x="8.052cm" svg:y="1.079cm">
          <text:p/>
        </draw:circle>
        <draw:circle draw:style-name="gr9" draw:text-style-name="P1" draw:layer="layout" svg:width="0.686cm" svg:height="0.686cm" svg:x="7.862cm" svg:y="0.89cm">
          <text:p/>
        </draw:circle>
        <draw:circle draw:style-name="gr9" draw:text-style-name="P1" draw:layer="layout" svg:width="0.306cm" svg:height="0.305cm" svg:x="8.052cm" svg:y="15.633cm">
          <text:p/>
        </draw:circle>
        <draw:circle draw:style-name="gr9" draw:text-style-name="P1" draw:layer="layout" svg:width="0.686cm" svg:height="0.686cm" svg:x="7.862cm" svg:y="15.444cm">
          <text:p/>
        </draw:circle>
        <draw:circle draw:style-name="gr9" draw:text-style-name="P1" draw:layer="layout" svg:width="0.306cm" svg:height="0.305cm" svg:x="7.138cm" svg:y="1.092cm">
          <text:p/>
        </draw:circle>
        <draw:circle draw:style-name="gr9" draw:text-style-name="P1" draw:layer="layout" svg:width="0.686cm" svg:height="0.686cm" svg:x="6.948cm" svg:y="0.903cm">
          <text:p/>
        </draw:circle>
        <draw:circle draw:style-name="gr9" draw:text-style-name="P1" draw:layer="layout" svg:width="0.306cm" svg:height="0.305cm" svg:x="7.138cm" svg:y="15.646cm">
          <text:p/>
        </draw:circle>
        <draw:circle draw:style-name="gr9" draw:text-style-name="P1" draw:layer="layout" svg:width="0.686cm" svg:height="0.686cm" svg:x="6.948cm" svg:y="15.457cm">
          <text:p/>
        </draw:circle>
        <draw:circle draw:style-name="gr9" draw:text-style-name="P1" draw:layer="layout" svg:width="0.306cm" svg:height="0.305cm" svg:x="19.438cm" svg:y="8.585cm">
          <text:p/>
        </draw:circle>
        <draw:circle draw:style-name="gr9" draw:text-style-name="P1" draw:layer="layout" svg:width="0.686cm" svg:height="0.686cm" svg:x="19.248cm" svg:y="8.396cm">
          <text:p/>
        </draw:circle>
        <draw:circle draw:style-name="gr9" draw:text-style-name="P1" draw:layer="layout" svg:width="0.306cm" svg:height="0.305cm" svg:x="8.046cm" svg:y="8.585cm">
          <text:p/>
        </draw:circle>
        <draw:circle draw:style-name="gr9" draw:text-style-name="P1" draw:layer="layout" svg:width="0.686cm" svg:height="0.686cm" svg:x="7.856cm" svg:y="8.396cm">
          <text:p/>
        </draw:circle>
        <draw:circle draw:style-name="gr9" draw:text-style-name="P1" draw:layer="layout" svg:width="0.306cm" svg:height="0.305cm" svg:x="19.438cm" svg:y="7.645cm">
          <text:p/>
        </draw:circle>
        <draw:circle draw:style-name="gr9" draw:text-style-name="P1" draw:layer="layout" svg:width="0.686cm" svg:height="0.686cm" svg:x="19.248cm" svg:y="7.456cm">
          <text:p/>
        </draw:circle>
        <draw:circle draw:style-name="gr9" draw:text-style-name="P1" draw:layer="layout" svg:width="0.306cm" svg:height="0.305cm" svg:x="8.046cm" svg:y="7.645cm">
          <text:p/>
        </draw:circle>
        <draw:circle draw:style-name="gr9" draw:text-style-name="P1" draw:layer="layout" svg:width="0.686cm" svg:height="0.686cm" svg:x="7.856cm" svg:y="7.456cm">
          <text:p/>
        </draw:circle>
        <draw:circle draw:style-name="gr9" draw:text-style-name="P1" draw:layer="layout" svg:width="0.306cm" svg:height="0.305cm" svg:x="19.438cm" svg:y="5.003cm">
          <text:p/>
        </draw:circle>
        <draw:circle draw:style-name="gr9" draw:text-style-name="P1" draw:layer="layout" svg:width="0.686cm" svg:height="0.686cm" svg:x="19.248cm" svg:y="4.814cm">
          <text:p/>
        </draw:circle>
        <draw:circle draw:style-name="gr9" draw:text-style-name="P1" draw:layer="layout" svg:width="0.306cm" svg:height="0.305cm" svg:x="8.046cm" svg:y="5.003cm">
          <text:p/>
        </draw:circle>
        <draw:circle draw:style-name="gr9" draw:text-style-name="P1" draw:layer="layout" svg:width="0.686cm" svg:height="0.686cm" svg:x="7.856cm" svg:y="4.814cm">
          <text:p/>
        </draw:circle>
        <draw:circle draw:style-name="gr9" draw:text-style-name="P1" draw:layer="layout" svg:width="0.306cm" svg:height="0.305cm" svg:x="19.438cm" svg:y="4.063cm">
          <text:p/>
        </draw:circle>
        <draw:circle draw:style-name="gr9" draw:text-style-name="P1" draw:layer="layout" svg:width="0.686cm" svg:height="0.686cm" svg:x="19.248cm" svg:y="3.874cm">
          <text:p/>
        </draw:circle>
        <draw:circle draw:style-name="gr9" draw:text-style-name="P1" draw:layer="layout" svg:width="0.306cm" svg:height="0.305cm" svg:x="8.046cm" svg:y="4.063cm">
          <text:p/>
        </draw:circle>
        <draw:circle draw:style-name="gr9" draw:text-style-name="P1" draw:layer="layout" svg:width="0.686cm" svg:height="0.686cm" svg:x="7.856cm" svg:y="3.874cm">
          <text:p/>
        </draw:circle>
        <draw:circle draw:style-name="gr9" draw:text-style-name="P1" draw:layer="layout" svg:width="0.306cm" svg:height="0.305cm" svg:x="17.145cm" svg:y="7.645cm">
          <text:p/>
        </draw:circle>
        <draw:circle draw:style-name="gr9" draw:text-style-name="P1" draw:layer="layout" svg:width="0.686cm" svg:height="0.686cm" svg:x="16.955cm" svg:y="7.456cm">
          <text:p/>
        </draw:circle>
        <draw:circle draw:style-name="gr9" draw:text-style-name="P1" draw:layer="layout" svg:width="0.306cm" svg:height="0.305cm" svg:x="17.145cm" svg:y="5.003cm">
          <text:p/>
        </draw:circle>
        <draw:circle draw:style-name="gr9" draw:text-style-name="P1" draw:layer="layout" svg:width="0.686cm" svg:height="0.686cm" svg:x="16.955cm" svg:y="4.814cm">
          <text:p/>
        </draw:circle>
        <draw:circle draw:style-name="gr9" draw:text-style-name="P1" draw:layer="layout" svg:width="0.306cm" svg:height="0.305cm" svg:x="16.206cm" svg:y="7.645cm">
          <text:p/>
        </draw:circle>
        <draw:circle draw:style-name="gr9" draw:text-style-name="P1" draw:layer="layout" svg:width="0.686cm" svg:height="0.686cm" svg:x="16.016cm" svg:y="7.456cm">
          <text:p/>
        </draw:circle>
        <draw:circle draw:style-name="gr9" draw:text-style-name="P1" draw:layer="layout" svg:width="0.306cm" svg:height="0.305cm" svg:x="16.206cm" svg:y="5.003cm">
          <text:p/>
        </draw:circle>
        <draw:circle draw:style-name="gr9" draw:text-style-name="P1" draw:layer="layout" svg:width="0.686cm" svg:height="0.686cm" svg:x="16.016cm" svg:y="4.814cm">
          <text:p/>
        </draw:circle>
        <draw:rect draw:style-name="gr4" draw:text-style-name="P1" draw:layer="Layer4" svg:width="19.05cm" svg:height="15.24cm" svg:x="0.889cm" svg:y="0.889cm">
          <text:p/>
        </draw:rect>
        <draw:circle draw:style-name="gr4" draw:text-style-name="P1" draw:layer="Layer4" svg:width="0.306cm" svg:height="0.305cm" svg:x="1.079cm" svg:y="1.078cm">
          <text:p/>
        </draw:circle>
        <draw:circle draw:style-name="gr4" draw:text-style-name="P1" draw:layer="Layer4" svg:width="0.306cm" svg:height="0.305cm" svg:x="1.079cm" svg:y="15.632cm">
          <text:p/>
        </draw:circle>
        <draw:circle draw:style-name="gr4" draw:text-style-name="P1" draw:layer="Layer4" svg:width="0.306cm" svg:height="0.305cm" svg:x="19.443cm" svg:y="1.078cm">
          <text:p/>
        </draw:circle>
        <draw:circle draw:style-name="gr4" draw:text-style-name="P1" draw:layer="Layer4" svg:width="0.306cm" svg:height="0.305cm" svg:x="19.443cm" svg:y="15.632cm">
          <text:p/>
        </draw:circle>
        <draw:circle draw:style-name="gr4" draw:text-style-name="P1" draw:layer="Layer4" svg:width="0.306cm" svg:height="0.305cm" svg:x="8.051cm" svg:y="1.078cm">
          <text:p/>
        </draw:circle>
        <draw:circle draw:style-name="gr4" draw:text-style-name="P1" draw:layer="Layer4" svg:width="0.306cm" svg:height="0.305cm" svg:x="8.051cm" svg:y="15.632cm">
          <text:p/>
        </draw:circle>
        <draw:circle draw:style-name="gr4" draw:text-style-name="P1" draw:layer="Layer4" svg:width="0.306cm" svg:height="0.305cm" svg:x="7.137cm" svg:y="1.091cm">
          <text:p/>
        </draw:circle>
        <draw:circle draw:style-name="gr4" draw:text-style-name="P1" draw:layer="Layer4" svg:width="0.306cm" svg:height="0.305cm" svg:x="7.137cm" svg:y="15.645cm">
          <text:p/>
        </draw:circle>
        <draw:circle draw:style-name="gr4" draw:text-style-name="P1" draw:layer="Layer4" svg:width="0.306cm" svg:height="0.305cm" svg:x="19.437cm" svg:y="8.584cm">
          <text:p/>
        </draw:circle>
        <draw:circle draw:style-name="gr4" draw:text-style-name="P1" draw:layer="Layer4" svg:width="0.306cm" svg:height="0.305cm" svg:x="8.045cm" svg:y="8.584cm">
          <text:p/>
        </draw:circle>
        <draw:circle draw:style-name="gr4" draw:text-style-name="P1" draw:layer="Layer4" svg:width="0.306cm" svg:height="0.305cm" svg:x="19.437cm" svg:y="7.644cm">
          <text:p/>
        </draw:circle>
        <draw:circle draw:style-name="gr4" draw:text-style-name="P1" draw:layer="Layer4" svg:width="0.306cm" svg:height="0.305cm" svg:x="8.045cm" svg:y="7.644cm">
          <text:p/>
        </draw:circle>
        <draw:circle draw:style-name="gr4" draw:text-style-name="P1" draw:layer="Layer4" svg:width="0.306cm" svg:height="0.305cm" svg:x="19.437cm" svg:y="5.002cm">
          <text:p/>
        </draw:circle>
        <draw:circle draw:style-name="gr4" draw:text-style-name="P1" draw:layer="Layer4" svg:width="0.306cm" svg:height="0.305cm" svg:x="8.045cm" svg:y="5.002cm">
          <text:p/>
        </draw:circle>
        <draw:circle draw:style-name="gr4" draw:text-style-name="P1" draw:layer="Layer4" svg:width="0.306cm" svg:height="0.305cm" svg:x="19.437cm" svg:y="4.062cm">
          <text:p/>
        </draw:circle>
        <draw:circle draw:style-name="gr4" draw:text-style-name="P1" draw:layer="Layer4" svg:width="0.306cm" svg:height="0.305cm" svg:x="8.045cm" svg:y="4.062cm">
          <text:p/>
        </draw:circle>
        <draw:circle draw:style-name="gr4" draw:text-style-name="P1" draw:layer="Layer4" svg:width="0.306cm" svg:height="0.305cm" svg:x="17.144cm" svg:y="7.644cm">
          <text:p/>
        </draw:circle>
        <draw:circle draw:style-name="gr4" draw:text-style-name="P1" draw:layer="Layer4" svg:width="0.306cm" svg:height="0.305cm" svg:x="17.144cm" svg:y="5.002cm">
          <text:p/>
        </draw:circle>
        <draw:circle draw:style-name="gr4" draw:text-style-name="P1" draw:layer="Layer4" svg:width="0.306cm" svg:height="0.305cm" svg:x="16.205cm" svg:y="7.644cm">
          <text:p/>
        </draw:circle>
        <draw:circle draw:style-name="gr4" draw:text-style-name="P1" draw:layer="Layer4" svg:width="0.306cm" svg:height="0.305cm" svg:x="16.205cm" svg:y="5.002cm">
          <text:p/>
        </draw:circle>
      </draw:page>
      <draw:page draw:name="page4" draw:style-name="dp1" draw:master-page-name="Default">
        <draw:polygon draw:style-name="gr12" draw:text-style-name="P1" draw:layer="Layer4" svg:width="8.889cm" svg:height="17.012cm" svg:x="21.591cm" svg:y="0.001cm" svg:viewBox="0 0 8890 17013" draw:points="0,6980 635,6980 635,5710 0,5710 0,4440 635,4440 635,3170 0,3170 0,0 2540,0 2540,635 5080,635 5080,0 8890,0 8890,3170 8255,3170 8255,4440 8890,4440 8890,5710 8255,5710 8255,6980 8890,6980 8890,10028 8255,10028 8255,11298 8890,11298 8890,12568 8255,12568 8255,13838 8890,13838 8890,17013 5080,17013 5080,16383 2540,16383 2540,17013 0,17013 0,13838 635,13838 635,12568 0,12568 0,11298 635,11298 635,10028 0,10028">
          <text:p/>
        </draw:polygon>
        <draw:path draw:style-name="gr3" draw:text-style-name="P1" draw:layer="Layer4" svg:width="20.832cm" svg:height="17.013cm" svg:x="0cm" svg:y="0cm" svg:viewBox="0 0 20833 17014" svg:d="m20194 16384v-2545h634v-1270l-634-1c-5 0 0-1264 0-1264 0-5 634 0 634 0v-1276h-631c-5 0-3-3047-3-3047h639l-5-1270h-634c-4 1 0-1270 0-1270 3 0 634 0 634 0v-1270h-634c-5 0 0-2536 0-2536h-1019c-5 0 0-635 0-635h-1266v636c0 4-1271-1-1271-1-5 0 0-635 0-635l-1270 1 3 635c0 4-3051-1-3051-1-5 0 0-635 0-635h-1274v636c0 4-1264 0-1264 0-5 0 0-635 0-635l-1275-1v636c0 4-3054-1-3054-1-5 0 0-635 0-635l-1258 1v635l-1273-1c-5 0 0-635 0-635h-1271v636l-1017-1 2 2536c0 5-635 0-635 0v1270c0 0 635-4 635 0v1270c0 4-636 0-636 0v1270c0 0 633-4 636 0s0 3048 0 3048c0 4-635 0-635 0v1270h635c4 0 0 1270 0 1270 0 4-635 0-635 0v1270h635c4 0 0 2545 0 2545h1016c4 0 0 630 0 630h1270v-630c0-5 1273 0 1273 0 4 0 0 630 0 630h1258v-630c0-5 3055 0 3055 0 4 0 0 630 0 630h1274v-630c0-5 1265 0 1265 0 4 0 0 630 0 630h1273v-630c0-5 3051 0 3051 0 5 0 0 630 0 630h1267v-630c0-5 1272 0 1272 0 4 0 0 630 0 630h1265v-630z">
          <text:p/>
        </draw:path>
        <draw:polygon draw:style-name="gr13" draw:text-style-name="P1" draw:layer="Layer4" svg:width="1.113cm" svg:height="1.88cm" svg:x="3.002cm" svg:y="0cm" svg:viewBox="0 0 1114 1881" draw:points="758,0 758,1273 1114,1273 1114,1627 758,1627 757,1881 352,1881 352,1627 0,1627 0,1271 352,1271 352,0">
          <text:p/>
        </draw:polygon>
        <draw:polygon draw:style-name="gr13" draw:text-style-name="P1" draw:layer="Layer4" svg:width="1.113cm" svg:height="1.879cm" svg:x="9.858cm" svg:y="0.001cm" svg:viewBox="0 0 1114 1880" draw:points="758,0 758,1273 1114,1273 1114,1627 758,1627 759,1880 354,1880 352,1627 0,1627 0,1271 352,1271 352,0">
          <text:p/>
        </draw:polygon>
        <draw:polygon draw:style-name="gr13" draw:text-style-name="P1" draw:layer="Layer4" svg:width="1.113cm" svg:height="1.879cm" svg:x="16.716cm" svg:y="0.001cm" svg:viewBox="0 0 1114 1880" draw:points="758,0 758,1273 1114,1273 1114,1627 758,1627 760,1880 355,1880 352,1627 0,1627 0,1271 352,1271 352,0">
          <text:p/>
        </draw:polygon>
        <draw:polygon draw:style-name="gr14" draw:text-style-name="P1" draw:layer="Layer4" svg:width="1.113cm" svg:height="1.879cm" svg:x="24.844cm" svg:y="0.001cm" svg:viewBox="0 0 1114 1880" draw:points="758,0 758,1273 1114,1273 1114,1627 758,1627 755,1880 352,1880 352,1627 0,1627 0,1271 352,1271 352,0">
          <text:p/>
        </draw:polygon>
        <draw:polygon draw:style-name="gr13" draw:text-style-name="P1" draw:layer="Layer4" svg:width="1.113cm" svg:height="1.879cm" draw:transform="rotate (3.1415926535892) translate (4.11400000000483cm 17.018999999999cm)" svg:viewBox="0 0 1114 1880" draw:points="758,0 758,1273 1114,1273 1114,1627 758,1627 759,1880 354,1880 352,1627 0,1627 0,1271 352,1271 352,0">
          <text:p/>
        </draw:polygon>
        <draw:polygon draw:style-name="gr13" draw:text-style-name="P1" draw:layer="Layer4" svg:width="1.113cm" svg:height="1.879cm" draw:transform="rotate (3.1415926535892) translate (10.9720000000048cm 17.018999999999cm)" svg:viewBox="0 0 1114 1880" draw:points="758,0 758,1273 1114,1273 1114,1627 758,1627 762,1880 357,1880 352,1627 0,1627 0,1271 352,1271 352,0">
          <text:p/>
        </draw:polygon>
        <draw:polygon draw:style-name="gr13" draw:text-style-name="P1" draw:layer="Layer4" svg:width="1.113cm" svg:height="1.879cm" draw:transform="rotate (3.1415926535892) translate (17.8300000000048cm 17.018999999999cm)" svg:viewBox="0 0 1114 1880" draw:points="758,0 758,1273 1114,1273 1114,1627 758,1627 760,1880 355,1880 352,1627 0,1627 0,1271 352,1271 352,0">
          <text:p/>
        </draw:polygon>
        <draw:polygon draw:style-name="gr14" draw:text-style-name="P1" draw:layer="Layer4" svg:width="1.113cm" svg:height="1.879cm" draw:transform="rotate (3.1415926535892) translate (25.9580000000048cm 17.018999999999cm)" svg:viewBox="0 0 1114 1880" draw:points="758,0 758,1273 1114,1273 1114,1627 758,1627 757,1880 352,1880 352,1627 0,1627 0,1271 352,1271 352,0">
          <text:p/>
        </draw:polygon>
        <draw:polygon draw:style-name="gr13" draw:text-style-name="P1" draw:layer="Layer4" svg:width="1.113cm" svg:height="1.904cm" draw:transform="rotate (-1.57079632679579) translate (20.8289999999997cm 11.3819999999985cm)" svg:viewBox="0 0 1114 1905" draw:points="758,0 758,1273 1114,1273 1114,1627 758,1627 757,1905 352,1905 352,1627 0,1627 0,1271 352,1271 352,0">
          <text:p/>
        </draw:polygon>
        <draw:polygon draw:style-name="gr13" draw:text-style-name="P1" draw:layer="Layer4" svg:width="1.113cm" svg:height="1.904cm" draw:transform="rotate (-1.57079632679579) translate (20.8289999999997cm 4.52399999999856cm)" svg:viewBox="0 0 1114 1905" draw:points="758,0 758,1273 1114,1273 1114,1627 758,1627 758,1905 353,1905 352,1627 0,1627 0,1271 352,1271 352,0">
          <text:p/>
        </draw:polygon>
        <draw:polygon draw:style-name="gr13" draw:text-style-name="P1" draw:layer="Layer4" svg:width="1.113cm" svg:height="1.879cm" draw:transform="rotate (1.5707963267946) translate (0.00100000000114887cm 5.63800000000531cm)" svg:viewBox="0 0 1114 1880" draw:points="758,0 758,1273 1114,1273 1114,1627 758,1627 757,1880 352,1880 352,1627 0,1627 0,1271 352,1271 352,0">
          <text:p/>
        </draw:polygon>
        <draw:polygon draw:style-name="gr13" draw:text-style-name="P1" draw:layer="Layer4" svg:width="1.113cm" svg:height="1.879cm" draw:transform="rotate (1.5707963267946) translate (0.00100000000114887cm 12.4960000000053cm)" svg:viewBox="0 0 1114 1880" draw:points="758,0 758,1273 1114,1273 1114,1627 758,1627 756,1880 351,1880 352,1627 0,1627 0,1271 352,1271 352,0">
          <text:p/>
        </draw:polygon>
        <draw:circle draw:style-name="gr14" draw:text-style-name="P1" draw:layer="Layer4" svg:width="0.406cm" svg:height="0.406cm" svg:x="21.718cm" svg:y="4.878cm">
          <text:p/>
        </draw:circle>
        <draw:circle draw:style-name="gr14" draw:text-style-name="P1" draw:layer="Layer4" svg:width="0.406cm" svg:height="0.406cm" svg:x="21.718cm" svg:y="11.736cm">
          <text:p/>
        </draw:circle>
        <draw:circle draw:style-name="gr14" draw:text-style-name="P1" draw:layer="Layer4" svg:width="0.406cm" svg:height="0.406cm" svg:x="29.973cm" svg:y="4.878cm">
          <text:p/>
        </draw:circle>
        <draw:circle draw:style-name="gr14" draw:text-style-name="P1" draw:layer="Layer4" svg:width="0.406cm" svg:height="0.406cm" svg:x="29.973cm" svg:y="11.736cm">
          <text:p/>
        </draw:circle>
        <draw:polygon draw:style-name="gr15" draw:text-style-name="P1" draw:layer="Layer4" svg:width="20.826cm" svg:height="8.889cm" svg:x="0.001cm" svg:y="17.781cm" svg:viewBox="0 0 20827 8890" draw:points="1651,8255 2920,8255 2921,8890 4194,8890 4194,8255 5452,8255 5452,8890 8507,8890 8507,8255 9781,8255 9781,8890 11046,8890 11046,8255 12319,8255 12319,8890 15370,8890 15370,8255 16637,8255 16637,8890 17909,8890 17909,8255 19174,8255 19174,8890 20193,8890 20193,5080 20827,5080 20827,2540 20193,2540 20193,0 19174,0 19174,635 17909,635 17909,0 16637,0 16637,635 15370,635 15370,0 12319,0 12319,635 11046,635 11046,0 9781,0 9781,635 8507,635 8506,0 5452,0 5452,635 4194,635 4193,0 2916,0 2916,635 1651,635 1651,0 635,0 635,2540 0,2540 0,5080 635,5080 635,8890 1651,8890">
          <text:p/>
        </draw:polygon>
        <draw:circle draw:style-name="gr14" draw:text-style-name="P1" draw:layer="Layer4" svg:width="0.406cm" svg:height="0.406cm" svg:x="3.354cm" svg:y="26.163cm">
          <text:p/>
        </draw:circle>
        <draw:circle draw:style-name="gr14" draw:text-style-name="P1" draw:layer="Layer4" svg:width="0.406cm" svg:height="0.406cm" svg:x="10.212cm" svg:y="26.163cm">
          <text:p/>
        </draw:circle>
        <draw:circle draw:style-name="gr14" draw:text-style-name="P1" draw:layer="Layer4" svg:width="0.406cm" svg:height="0.406cm" svg:x="17.07cm" svg:y="26.163cm">
          <text:p/>
        </draw:circle>
        <draw:circle draw:style-name="gr14" draw:text-style-name="P1" draw:layer="Layer4" svg:width="0.406cm" svg:height="0.406cm" svg:x="3.354cm" svg:y="17.883cm">
          <text:p/>
        </draw:circle>
        <draw:circle draw:style-name="gr14" draw:text-style-name="P1" draw:layer="Layer4" svg:width="0.406cm" svg:height="0.406cm" svg:x="10.212cm" svg:y="17.883cm">
          <text:p/>
        </draw:circle>
        <draw:circle draw:style-name="gr14" draw:text-style-name="P1" draw:layer="Layer4" svg:width="0.406cm" svg:height="0.406cm" svg:x="17.07cm" svg:y="17.883cm">
          <text:p/>
        </draw:circle>
        <draw:circle draw:style-name="gr14" draw:text-style-name="P1" draw:layer="Layer4" svg:width="0.406cm" svg:height="0.406cm" svg:x="0.128cm" svg:y="21.388cm">
          <text:p/>
        </draw:circle>
        <draw:circle draw:style-name="gr14" draw:text-style-name="P1" draw:layer="Layer4" svg:width="0.406cm" svg:height="0.406cm" svg:x="20.321cm" svg:y="21.388cm">
          <text:p/>
        </draw:circle>
        <draw:circle draw:style-name="gr12" draw:text-style-name="P1" draw:layer="Layer4" svg:width="2.54cm" svg:height="2.54cm" svg:x="15.241cm" svg:y="8.078cm">
          <text:p/>
        </draw:circle>
        <draw:circle draw:style-name="gr12" draw:text-style-name="P1" draw:layer="Layer4" svg:width="1.524cm" svg:height="1.524cm" svg:x="8.281cm" svg:y="9.602cm">
          <text:p/>
        </draw:circle>
      </draw:page>
      <draw:page draw:name="page5" draw:style-name="dp1" draw:master-page-name="Default">
        <draw:path draw:style-name="gr16" draw:text-style-name="P1" draw:layer="Layer4" svg:width="8.889cm" svg:height="17.012cm" svg:x="21.092cm" svg:y="0.001cm" svg:viewBox="0 0 8890 17013" svg:d="m3605 1271h-352v356h352v253h403l3-253h356v-354h-356v-638h1069v-635h3810v3170h-635v1270h635v1270h-635v1270h635v3048h-635v1270h635v1270h-635v1270h635v3175h-3810v-630h-1065v-636h352v-356h-352v-253h-405l-1 253h-356v354h356v638h-1069v630h-2540v-3175h635v-1270h-635v-1270h635v-1270h-635v-3048h635v-1270h-635v-1270h635v-1270h-635v-3170h2540v635h1065zm-3275 4648c37 0 69-9 102-27s55-42 74-74 27-65 27-102-9-69-27-101-42-56-74-75-65-27-102-27-69 9-101 27-56 42-75 75-27 64-27 101 9 69 27 102 42 55 75 74 64 27 101 27zm0 6858c37 0 69-9 102-27s55-42 74-74 27-65 27-102-9-69-27-101-42-56-74-75-65-27-102-27-69 9-101 27-56 42-75 75-27 64-27 101 9 69 27 102 42 55 75 74 64 27 101 27zm8255-6858c37 0 69-9 102-27s55-42 74-74 27-65 27-102-9-69-27-101-42-56-74-75-65-27-102-27-69 9-101 27-56 42-75 75-27 64-27 101 9 69 27 102 42 55 75 74 64 27 101 27zm0 6858c37 0 69-9 102-27s55-42 74-74 27-65 27-102-9-69-27-101-42-56-74-75-65-27-102-27-69 9-101 27-56 42-75 75-27 64-27 101 9 69 27 102 42 55 75 74 64 27 101 27zm-6959 2439h2082c196 0 356-160 356-356v-4470c0-196-160-356-356-356h-2082c-196 0-356 160-356 356v4470c0 196 160 356 356 356zm1270-7600h1828c196 0 356-160 356-356v-4168c0-196-160-356-356-356h-1828c-196 0-356 160-356 356v4168c0 196 160 356 356 356z">
          <text:p/>
        </draw:path>
        <draw:path draw:style-name="gr17" draw:text-style-name="P1" draw:layer="Layer4" svg:width="20.826cm" svg:height="8.889cm" svg:x="0.002cm" svg:y="17.281cm" svg:viewBox="0 0 20827 8890" svg:d="m9930 6984h1066c196 0 356-160 356-356v-1066c0-196-160-356-356-356h-1066c-196 0-356 160-356 356v1066c0 196 160 356 356 356zm1803-698c35 0 65-8 96-26s52-39 69-69 26-61 26-96-8-65-26-95c-17-31-39-53-69-70s-61-26-96-26-65 8-95 26-53 39-70 70-26 60-26 95 8 65 26 96c17 30 39 52 70 69s60 26 95 26zm-2540 0c35 0 65-8 96-26s52-39 69-69 26-61 26-96-8-65-26-95c-17-31-39-53-69-70s-61-26-96-26-65 8-95 26-53 39-70 70-26 60-26 95 8 65 26 96c17 30 39 52 70 69s60 26 95 26zm-5637 2502c37 0 69-9 102-27s55-42 74-74 27-65 27-102-9-69-27-101-42-56-74-75-65-27-102-27-69 9-101 27-56 42-75 75-27 64-27 101 9 69 27 102 42 55 75 74 64 27 101 27zm6858 0c37 0 69-9 102-27s55-42 74-74 27-65 27-102-9-69-27-101-42-56-74-75-65-27-102-27-69 9-101 27-56 42-75 75-27 64-27 101 9 69 27 102 42 55 75 74 64 27 101 27zm6858 0c37 0 69-9 102-27s55-42 74-74 27-65 27-102-9-69-27-101-42-56-74-75-65-27-102-27-69 9-101 27-56 42-75 75-27 64-27 101 9 69 27 102 42 55 75 74 64 27 101 27zm-13716-8280c37 0 69-9 102-27s55-42 74-74 27-65 27-102-9-69-27-101-42-56-74-75-65-27-102-27-69 9-101 27-56 42-75 75-27 64-27 101 9 69 27 102 42 55 75 74 64 27 101 27zm6858 0c37 0 69-9 102-27s55-42 74-74 27-65 27-102-9-69-27-101-42-56-74-75-65-27-102-27-69 9-101 27-56 42-75 75-27 64-27 101 9 69 27 102 42 55 75 74 64 27 101 27zm6858 0c37 0 69-9 102-27s55-42 74-74 27-65 27-102-9-69-27-101-42-56-74-75-65-27-102-27-69 9-101 27-56 42-75 75-27 64-27 101 9 69 27 102 42 55 75 74 64 27 101 27zm-16942 3505c37 0 69-9 102-27s55-42 74-74 27-65 27-102-9-69-27-101c-19-33-42-56-75-75s-64-27-101-27-69 9-102 27-55 42-74 75-27 64-27 101 9 69 27 102 42 55 75 74 64 27 101 27zm20193 0c37 0 69-9 102-27s55-42 74-74 27-65 27-102-9-69-27-101-42-56-74-75-65-27-102-27-69 9-101 27-56 42-75 75-27 64-27 101 9 69 27 102 42 55 75 74 64 27 101 27zm-17602 115c175 0 325-40 477-128s261-197 348-348 128-302 128-477-40-325-128-476c-87-152-197-262-349-349s-301-128-476-128-325 40-477 128-261 197-348 349-128 301-128 476 40 325 128 477 197 261 349 348 301 128 476 128zm7544-597c117 0 216-27 318-85s173-131 232-232 85-201 85-318-27-216-85-317-131-174-232-233-201-85-318-85-216 27-317 85-174 131-233 233-85 200-85 317 27 216 85 318 131 173 233 232 200 85 317 85zm4623 533h3860c196 0 356-160 356-356v-1828c0-196-160-356-356-356h-3860c-196 0-356 160-356 356v1828c0 196 160 356 356 356zm-13437 4191v635h-1016v-3810h-635v-2540h635v-2540h1016v635h1265v-635h1277l1 635h1258v-635h3054l1 635h1274v-635h1265v635h1273v-635h3051v635h1267v-635h1272v635h1265v-635h1019v2540h634v2540h-634v3810h-1019v-635h-1265v635h-1272v-635h-1267v635h-3051v-635h-1273v635h-1265v-635h-1274v635h-3055v-635h-1258v635h-1273l-1-635z">
          <text:p/>
        </draw:path>
        <draw:frame draw:style-name="gr18" draw:text-style-name="P3" draw:layer="Layer4" svg:width="3.295cm" svg:height="5.425cm" svg:x="35.3cm" svg:y="13.47cm">
          <draw:text-box>
            <text:p><text:span text:style-name="T2">BOTTOM</text:span></text:p>
            <text:p><text:span text:style-name="T2"/></text:p>
            <text:p><text:span text:style-name="T2">EAST</text:span></text:p>
            <text:p><text:span text:style-name="T2"/></text:p>
            <text:p><text:span text:style-name="T2">and</text:span></text:p>
            <text:p><text:span text:style-name="T2"/></text:p>
            <text:p><text:span text:style-name="T2">SOUTH</text:span></text:p>
          </draw:text-box>
        </draw:frame>
        <draw:custom-shape draw:style-name="gr19" draw:text-style-name="P4" draw:layer="Layer4" svg:width="11.401cm" svg:height="3.415cm" svg:x="27.42cm" svg:y="21.696cm">
          <text:p text:style-name="P1"><text:span text:style-name="T2">Long slit in the bottom panel </text:span></text:p>
          <text:p text:style-name="P1"><text:span text:style-name="T2">allows you to insert a screw driver</text:span></text:p>
          <text:p text:style-name="P1"><text:span text:style-name="T2"><text:s/></text:span><text:span text:style-name="T2">to push out the Button Cell</text:span></text:p>
          <draw:enhanced-geometry svg:viewBox="0 0 21600 21600" draw:glue-points="10800 0 0 10800 10800 21600 21600 10800 ?f40 ?f41" draw:text-areas="0 0 21600 21600" draw:type="rectangular-callout" draw:modifiers="-8471.77688124891 -22807.72833723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20" draw:text-style-name="P1" draw:layer="Layer4" svg:width="20.832cm" svg:height="17.013cm" svg:x="0.001cm" svg:y="0cm" svg:viewBox="0 0 20833 17014" svg:d="m1231 1383c28 0 52-6 77-20 24-14 41-32 56-56 14-25 20-48 20-77s-6-51-20-76c-15-24-32-42-56-56s-49-20-77-20-52 6-76 20-42 32-57 56-20 48-20 77 6 51 20 76 32 42 57 56 48 20 76 20zm0 14554c28 0 52-6 77-20 24-14 41-32 56-56s20-48 20-76-6-52-20-77-32-42-56-56-49-20-77-20-52 6-76 20-42 32-57 56-20 48-20 77 6 51 20 76 32 42 57 56 48 20 76 20zm18364-14554c28 0 52-6 77-20s41-32 56-56c14-25 20-48 20-77s-6-51-20-76c-15-24-32-42-56-56s-49-20-77-20-52 6-76 20-42 32-57 56-20 48-20 77 6 51 20 76 32 42 57 56 48 20 76 20zm0 14554c28 0 52-6 77-20s41-32 56-56 20-48 20-76-6-52-20-77-32-42-56-56-49-20-77-20-52 6-76 20-42 32-57 56-20 48-20 77 6 51 20 76 32 42 57 56 48 20 76 20zm-11392-14554c28 0 52-6 77-20s41-32 56-56c14-25 20-48 20-77s-6-51-20-76c-15-24-32-42-56-56s-49-20-77-20-52 6-76 20-42 32-57 56-20 48-20 77 6 51 20 76 32 42 57 56 48 20 76 20zm0 14554c28 0 52-6 77-20s41-32 56-56 20-48 20-76-6-52-20-77-32-42-56-56-49-20-77-20-52 6-76 20-42 32-57 56-20 48-20 77 6 51 20 76 32 42 57 56 48 20 76 20zm-914-14541c28 0 52-6 77-20s41-32 56-56c14-25 20-48 20-77s-6-51-20-76c-15-24-32-42-56-56s-49-20-77-20-52 6-76 20-42 32-57 56-20 48-20 77 6 51 20 76 32 42 57 56 48 20 76 20zm0 14554c28 0 52-6 77-20s41-32 56-56 20-48 20-76-6-52-20-77-32-42-56-56-49-20-77-20-52 6-76 20-42 32-57 56-20 48-20 77 6 51 20 76 32 42 57 56 48 20 76 20zm12300-7061c28 0 52-6 77-20s41-32 56-56 20-48 20-76-6-52-20-77-32-42-56-56-49-20-77-20-52 6-76 20-42 32-57 56-20 48-20 77 6 51 20 76 32 42 57 56 48 20 76 20zm-11392 0c28 0 52-6 77-20s41-32 56-56 20-48 20-76-6-52-20-77-32-42-56-56-49-20-77-20-52 6-76 20-42 32-57 56-20 48-20 77 6 51 20 76 32 42 57 56 48 20 76 20zm11392-940c28 0 52-6 77-20s41-32 56-56 20-48 20-76-6-52-20-77-32-42-56-56-49-20-77-20-52 6-76 20-42 32-57 56-20 48-20 77 6 51 20 76 32 42 57 56 48 20 76 20zm-11392 0c28 0 52-6 77-20s41-32 56-56 20-48 20-76-6-52-20-77-32-42-56-56-49-20-77-20-52 6-76 20-42 32-57 56-20 48-20 77 6 51 20 76 32 42 57 56 48 20 76 20zm0-2642c28 0 52-6 77-20s41-32 56-56 20-48 20-76-6-52-20-77-32-42-56-56-49-20-77-20-52 6-76 20-42 32-57 56-20 48-20 77 6 51 20 76 32 42 57 56 48 20 76 20zm11392-940c28 0 52-6 77-20s41-32 56-56 20-48 20-76-6-52-20-77-32-42-56-56c-25-14-49-20-77-20s-52 6-76 20c-25 14-42 32-57 56s-20 48-20 77 6 51 20 76 32 42 57 56 48 20 76 20zm-11392 0c28 0 52-6 77-20s41-32 56-56 20-48 20-76-6-52-20-77-32-42-56-56c-25-14-49-20-77-20s-52 6-76 20c-25 14-42 32-57 56s-20 48-20 77 6 51 20 76 32 42 57 56 48 20 76 20zm9099 3582c28 0 52-6 77-20s41-32 56-56 20-48 20-76-6-52-20-77-32-42-56-56-49-20-77-20-52 6-76 20-42 32-57 56-20 48-20 77 6 51 20 76 32 42 57 56 48 20 76 20zm0-2642c28 0 52-6 77-20s41-32 56-56 20-48 20-76-6-52-20-77-32-42-56-56-49-20-77-20-52 6-76 20-42 32-57 56-20 48-20 77 6 51 20 76 32 42 57 56 48 20 76 20zm-939 2642c28 0 52-6 77-20s41-32 56-56 20-48 20-76-6-52-20-77-32-42-56-56-49-20-77-20-52 6-76 20-42 32-57 56-20 48-20 77 6 51 20 76 32 42 57 56 48 20 76 20zm0-2642c28 0 52-6 77-20s41-32 56-56 20-48 20-76-6-52-20-77-32-42-56-56-49-20-77-20-52 6-76 20-42 32-57 56-20 48-20 77 6 51 20 76 32 42 57 56 48 20 76 20zm-13003-4036h-352v356h352v254h405l1-254h356v-354h-356v-637h435v-635l1258-1c0 212-5 635 0 635 1018 0 3054 5 3054 1v-636l1275 1c0 212-5 635 0 635 119 0 271 0 428 1v635h-352v356h352l2 253h405l-1-253h356v-354h-356v-636c242 0 430 0 430-2v-636h1274c0 212-5 635 0 635 1017 0 3051 5 3051 1l-3-635 1270-1c0 212-5 635 0 635 119 0 272 1 430 1v636h-352v356h352l3 253h405l-2-253h356v-354h-356v-637c245 1 435 1 435-1v-636h1266c0 212-5 635 0 635h1019c0 845-5 2536 0 2536h634v1270h-634c0 120 0 275-1 435h-635v-352h-356v352l-278 1v405h278v356h354v-356h636c0 242 0 429 2 429h634l5 1270h-639c1 1016-2 3047 3 3047h631v1276c-211 0-634-5-634 0 0 119 0 272-1 430h-635v-352h-356v352l-1929 3v405l1929-2v356h354v-356h636c0 241 0 428 2 428l634 1v1270h-634v2545h-1019v630h-1265c0-210 4-630 0-630-120 0-273 0-432-1v-635h352v-356h-352l-3-253h-405l2 253h-356v354h356v636c-245 0-434 0-434 2v630h-1267c0-210 5-630 0-630-1017 0-3051-5-3051 0v630h-1273c0-210 4-630 0-630-118 0-270 0-427-1v-635h352v-356h-352l-5-253h-405l4 253h-356v354h356v636c-243 0-432 0-432 2v630h-1274c0-210 4-630 0-630-1018 0-3055-5-3055 0v630h-1258c0-210 4-630 0-630-120 0-274 0-433-1v-635h352v-356h-352l-2-253h-405l1 253h-356v354h356v636c-245 0-434 0-434 2v630h-1270c0-210 4-630 0-630h-1016c0-848 4-2545 0-2545h-635v-1270c212 0 635 4 635 0 0-118 0-269 1-425h635v352h356v-352l253 1v-405l-253-2v-356h-354v356h-636c0-247 0-439-2-439h-635v-1270c212 0 635 4 635 0 0-1016 3-3044 0-3048s-424 0-636 0v-1270c212 0 636 4 636 0v-425h636v352h356v-352h253v-405l-253-1v-356h-354v356h-638v-439c0-4-423 0-635 0v-1270c212 0 635 5 635 0l-2-2536 1017 1v-636h1271c0 212-5 635 0 635h432z">
          <text:p/>
        </draw:path>
      </draw:page>
      <draw:page draw:name="page6" draw:style-name="dp1" draw:master-page-name="Default">
        <draw:path draw:style-name="gr21" draw:text-style-name="P1" draw:layer="Layer4" svg:width="8.889cm" svg:height="17.012cm" svg:x="21.092cm" svg:y="0.002cm" svg:viewBox="0 0 8890 17013" svg:d="m3605 1271h-352v356h352v253h403l3-253h356v-354h-356v-638h1069v-635h3810v3170h-635v1270h635v1270h-635v1270h635v3048h-635v1270h635v1270h-635v1270h635v3175h-3810v-630h-1065v-636h352v-356h-352v-253h-405l-1 253h-356v354h356v638h-1069v630h-2540v-3175h635v-1270h-635v-1270h635v-1270h-635v-3048h635v-1270h-635v-1270h635v-1270h-635v-3170h2540v635h1065zm-3275 4648c37 0 69-9 102-27s55-42 74-74 27-65 27-102-9-69-27-101-42-56-74-75-65-27-102-27-69 9-101 27-56 42-75 75-27 64-27 101 9 69 27 102 42 55 75 74 64 27 101 27zm0 6858c37 0 69-9 102-27s55-42 74-74 27-65 27-102-9-69-27-101-42-56-74-75-65-27-102-27-69 9-101 27-56 42-75 75-27 64-27 101 9 69 27 102 42 55 75 74 64 27 101 27zm8255-6858c37 0 69-9 102-27s55-42 74-74 27-65 27-102-9-69-27-101-42-56-74-75-65-27-102-27-69 9-101 27-56 42-75 75-27 64-27 101 9 69 27 102 42 55 75 74 64 27 101 27zm0 6858c37 0 69-9 102-27s55-42 74-74 27-65 27-102-9-69-27-101-42-56-74-75-65-27-102-27-69 9-101 27-56 42-75 75-27 64-27 101 9 69 27 102 42 55 75 74 64 27 101 27z">
          <text:p/>
        </draw:path>
        <draw:path draw:style-name="gr17" draw:text-style-name="P1" draw:layer="Layer4" svg:width="20.826cm" svg:height="8.889cm" svg:x="0.002cm" svg:y="17.282cm" svg:viewBox="0 0 20827 8890" svg:d="m3556 8788c37 0 69-9 102-27s55-42 74-74 27-65 27-102-9-69-27-101-42-56-74-75-65-27-102-27-69 9-101 27-56 42-75 75-27 64-27 101 9 69 27 102 42 55 75 74 64 27 101 27zm6858 0c37 0 69-9 102-27s55-42 74-74 27-65 27-102-9-69-27-101-42-56-74-75-65-27-102-27-69 9-101 27-56 42-75 75-27 64-27 101 9 69 27 102 42 55 75 74 64 27 101 27zm6858 0c37 0 69-9 102-27s55-42 74-74 27-65 27-102-9-69-27-101-42-56-74-75-65-27-102-27-69 9-101 27-56 42-75 75-27 64-27 101 9 69 27 102 42 55 75 74 64 27 101 27zm-13716-8280c37 0 69-9 102-27s55-42 74-74 27-65 27-102-9-69-27-101-42-56-74-75-65-27-102-27-69 9-101 27-56 42-75 75-27 64-27 101 9 69 27 102 42 55 75 74 64 27 101 27zm6858 0c37 0 69-9 102-27s55-42 74-74 27-65 27-102-9-69-27-101-42-56-74-75-65-27-102-27-69 9-101 27-56 42-75 75-27 64-27 101 9 69 27 102 42 55 75 74 64 27 101 27zm6858 0c37 0 69-9 102-27s55-42 74-74 27-65 27-102-9-69-27-101-42-56-74-75-65-27-102-27-69 9-101 27-56 42-75 75-27 64-27 101 9 69 27 102 42 55 75 74 64 27 101 27zm-16942 3505c37 0 69-9 102-27s55-42 74-74 27-65 27-102-9-69-27-101c-19-33-42-56-75-75s-64-27-101-27-69 9-102 27-55 42-74 75-27 64-27 101 9 69 27 102 42 55 75 74 64 27 101 27zm20193 0c37 0 69-9 102-27s55-42 74-74 27-65 27-102-9-69-27-101-42-56-74-75-65-27-102-27-69 9-101 27-56 42-75 75-27 64-27 101 9 69 27 102 42 55 75 74 64 27 101 27zm-18872 4242v635h-1016v-3810h-635v-2540h635v-2540h1016v635h1265v-635h1277l1 635h1258v-635h3054l1 635h1274v-635h1265v635h1273v-635h3051v635h1267v-635h1272v635h1265v-635h1019v2540h634v2540h-634v3810h-1019v-635h-1265v635h-1272v-635h-1267v635h-3051v-635h-1273v635h-1265v-635h-1274v635h-3055v-635h-1258v635h-1273l-1-635z">
          <text:p/>
        </draw:path>
        <draw:path draw:style-name="gr22" draw:text-style-name="P1" draw:layer="Layer4" svg:width="20.832cm" svg:height="17.013cm" svg:x="0.001cm" svg:y="0.001cm" svg:viewBox="0 0 20833 17014" svg:d="m3354 1271h-352v356h352v254h405l1-254h356v-354h-356v-637h435v-635l1258-1c0 212-5 635 0 635 1018 0 3054 5 3054 1v-636l1275 1c0 212-5 635 0 635 119 0 271 0 428 1v635h-352v356h352l2 253h405l-1-253h356v-354h-356v-636c242 0 430 0 430-2v-636h1274c0 212-5 635 0 635 1017 0 3051 5 3051 1l-3-635 1270-1c0 212-5 635 0 635 119 0 272 1 430 1v636h-352v356h352l3 253h405l-2-253h356v-354h-356v-637c245 1 435 1 435-1v-636h1266c0 212-5 635 0 635h1019c0 845-5 2536 0 2536h634v1270h-634c0 120 0 275-1 435h-635v-352h-356v352l-278 1v405h278v356h354v-356h636c0 242 0 429 2 429h634l5 1270h-639c1 1016-2 3047 3 3047h631v1276c-211 0-634-5-634 0 0 119 0 272-1 430h-635v-352h-356v352h-278v405l278 1v356h354v-356h636c0 241 0 428 2 428l634 1v1270h-634v2545h-1019v630h-1265c0-210 4-630 0-630-120 0-273 0-432-1v-635h352v-356h-352l-3-253h-405l2 253h-356v354h356v636c-245 0-434 0-434 2v630h-1267c0-210 5-630 0-630-1017 0-3051-5-3051 0v630h-1273c0-210 4-630 0-630-118 0-270 0-427-1v-635h352v-356h-352l-5-253h-405l4 253h-356v354h356v636c-243 0-432 0-432 2v630h-1274c0-210 4-630 0-630-1018 0-3055-5-3055 0v630h-1258c0-210 4-630 0-630-120 0-274 0-433-1v-635h352v-356h-352l-2-253h-405l1 253h-356v354h356v636c-245 0-434 0-434 2v630h-1270c0-210 4-630 0-630h-1016c0-848 4-2545 0-2545h-635v-1270c212 0 635 4 635 0 0-118 0-269 1-425h635v352h356v-352l253 1v-405l-253-2v-356h-354v356h-636c0-247 0-439-2-439h-635v-1270c212 0 635 4 635 0 0-1016 3-3044 0-3048s-424 0-636 0v-1270c212 0 636 4 636 0v-425h636v352h356v-352h253v-405l-253-1v-356h-354v356h-638v-439c0-4-423 0-635 0v-1270c212 0 635 5 635 0l-2-2536 1017 1v-636h1271c0 212-5 635 0 635h432zm13157 9983c234 0 433-53 635-170s348-263 465-465 170-401 170-635-53-433-170-635-263-348-465-465-401-170-635-170-433 53-635 170-348 263-465 465-170 401-170 635 53 433 170 635 263 348 465 465 401 170 635 170zm-7468 508c140 0 260-32 381-102s209-158 279-279 102-241 102-381-32-260-102-381-158-209-279-279-241-102-381-102-260 32-381 102-209 158-279 279-102 241-102 381 32 260 102 381 158 209 279 279 241 102 381 102z">
          <text:p/>
        </draw:path>
        <draw:frame draw:style-name="gr18" draw:text-style-name="P3" draw:layer="Layer4" svg:width="2.808cm" svg:height="5.425cm" svg:x="35.301cm" svg:y="13.471cm">
          <draw:text-box>
            <text:p><text:span text:style-name="T2">TOP</text:span></text:p>
            <text:p><text:span text:style-name="T2"/></text:p>
            <text:p><text:span text:style-name="T2">WEST</text:span></text:p>
            <text:p><text:span text:style-name="T2"/></text:p>
            <text:p><text:span text:style-name="T2">and</text:span></text:p>
            <text:p><text:span text:style-name="T2"/></text:p>
            <text:p><text:span text:style-name="T2">NORTH</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4-16T11:32:18.87</meta:creation-date>
    <meta:editing-duration>PT13H10M35S</meta:editing-duration>
    <meta:editing-cycles>29</meta:editing-cycles>
    <meta:generator>OpenOffice.org/3.3$Win32 OpenOffice.org_project/330m20$Build-9567</meta:generator>
    <dc:date>2013-02-08T17:16:43.11</dc:date>
    <dc:creator>Anool Mahidharia</dc:creator>
    <meta:document-statistic meta:object-count="241"/>
  </office:meta>
</office:document-meta>
</file>